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1.40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0"/>
    <style:style style:name="ce4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coeff &amp; 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UO2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total burn up</text:p>
          </table:table-cell>
          <table:table-cell office:value-type="string">
            <text:p>coeff (mod dens)</text:p>
          </table:table-cell>
          <table:table-cell office:value-type="string">
            <text:p>coeff (fuel T)</text:p>
          </table:table-cell>
          <table:table-cell office:value-type="string">
            <text:p>coeff (boron)</text:p>
          </table:table-cell>
          <table:table-cell office:value-type="string">
            <text:p>coeff (cntl rod)</text:p>
          </table:table-cell>
          <table:table-cell office:value-type="string">
            <text:p>rho (hot)</text:p>
          </table:table-cell>
          <table:table-cell office:value-type="string">
            <text:p>kinf (hot)</text:p>
          </table:table-cell>
          <table:table-cell office:value-type="string">
            <text:p>rho (cold)</text:p>
          </table:table-cell>
          <table:table-cell office:value-type="string">
            <text:p>kinf (cold)</text:p>
          </table:table-cell>
          <table:table-cell office:value-type="string">
            <text:p>peak power</text:p>
          </table:table-cell>
          <table:table-cell office:value-type="string">
            <text:p>power peaking factor</text:p>
          </table:table-cell>
          <table:table-cell table:number-columns-repeated="5"/>
        </table:table-row>
        <table:table-row table:style-name="ro1">
          <table:table-cell office:value-type="string">
            <text:p>BOL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0.69307">
            <text:p>-10.69307</text:p>
          </table:table-cell>
          <table:table-cell table:style-name="ce1" office:value-type="float" office:value="-1.6427">
            <text:p>-1.6427</text:p>
          </table:table-cell>
          <table:table-cell table:style-name="ce1" office:value-type="float" office:value="-7.19237">
            <text:p>-7.19237</text:p>
          </table:table-cell>
          <table:table-cell table:style-name="ce1" office:value-type="float" office:value="-24.74914">
            <text:p>-24.74914</text:p>
          </table:table-cell>
          <table:table-cell table:style-name="ce1" office:value-type="float" office:value="0.26439">
            <text:p>0.26439</text:p>
          </table:table-cell>
          <table:table-cell table:style-name="ce1" office:value-type="float" office:value="1.35941">
            <text:p>1.35941</text:p>
          </table:table-cell>
          <table:table-cell table:style-name="ce1" office:value-type="float" office:value="0.29162">
            <text:p>0.29162</text:p>
          </table:table-cell>
          <table:table-cell table:style-name="ce1" office:value-type="float" office:value="1.41167">
            <text:p>1.41167</text:p>
          </table:table-cell>
          <table:table-cell table:style-name="ce1" office:value-type="float" office:value="24084">
            <text:p>24084</text:p>
          </table:table-cell>
          <table:table-cell table:style-name="ce1" office:value-type="float" office:value="10903">
            <text:p>10903</text:p>
          </table:table-cell>
          <table:table-cell table:number-columns-repeated="5"/>
        </table:table-row>
        <table:table-row table:style-name="ro1">
          <table:table-cell office:value-type="string">
            <text:p>end of 1st</text:p>
          </table:table-cell>
          <table:table-cell table:style-name="ce1" office:value-type="float" office:value="15000">
            <text:p>15000</text:p>
          </table:table-cell>
          <table:table-cell table:style-name="ce1" office:value-type="float" office:value="0.35763">
            <text:p>0.35763</text:p>
          </table:table-cell>
          <table:table-cell table:style-name="ce1" office:value-type="float" office:value="-1.80221">
            <text:p>-1.80221</text:p>
          </table:table-cell>
          <table:table-cell table:style-name="ce2" office:value-type="string">
            <text:p>-7.39324</text:p>
          </table:table-cell>
          <table:table-cell table:style-name="ce2" office:value-type="string">
            <text:p>-27.10786</text:p>
          </table:table-cell>
          <table:table-cell table:style-name="ce2" office:value-type="string">
            <text:p>0.17711</text:p>
          </table:table-cell>
          <table:table-cell table:style-name="ce2" office:value-type="string">
            <text:p>1.21523</text:p>
          </table:table-cell>
          <table:table-cell table:style-name="ce1" office:value-type="float" office:value="0.21149">
            <text:p>0.21149</text:p>
          </table:table-cell>
          <table:table-cell table:style-name="ce1" office:value-type="float" office:value="1.26821">
            <text:p>1.26821</text:p>
          </table:table-cell>
          <table:table-cell table:style-name="ce1" office:value-type="float" office:value="24997">
            <text:p>24997</text:p>
          </table:table-cell>
          <table:table-cell table:style-name="ce1" office:value-type="float" office:value="11314">
            <text:p>11314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>
            <text:p>end of 2nd</text:p>
          </table:table-cell>
          <table:table-cell table:style-name="ce1" office:value-type="float" office:value="30000">
            <text:p>30000</text:p>
          </table:table-cell>
          <table:table-cell table:style-name="ce1" office:value-type="float" office:value="0.39935">
            <text:p>0.39935</text:p>
          </table:table-cell>
          <table:table-cell table:style-name="ce1" office:value-type="float" office:value="-2.13289">
            <text:p>-2.13289</text:p>
          </table:table-cell>
          <table:table-cell table:style-name="ce2" office:value-type="string">
            <text:p>-8.36372</text:p>
          </table:table-cell>
          <table:table-cell table:style-name="ce2" office:value-type="string">
            <text:p>-30.33894</text:p>
          </table:table-cell>
          <table:table-cell table:style-name="ce2" office:value-type="string">
            <text:p>0.09405</text:p>
          </table:table-cell>
          <table:table-cell table:style-name="ce2" office:value-type="string">
            <text:p>1.10381</text:p>
          </table:table-cell>
          <table:table-cell table:style-name="ce1" office:value-type="float" office:value="0.11528">
            <text:p>0.11528</text:p>
          </table:table-cell>
          <table:table-cell table:style-name="ce1" office:value-type="float" office:value="1.13031">
            <text:p>1.13031</text:p>
          </table:table-cell>
          <table:table-cell table:style-name="ce1" office:value-type="float" office:value="25908">
            <text:p>25908</text:p>
          </table:table-cell>
          <table:table-cell table:style-name="ce1" office:value-type="float" office:value="11725">
            <text:p>1172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>
            <text:p>EOL</text:p>
          </table:table-cell>
          <table:table-cell table:style-name="ce1" office:value-type="float" office:value="45000">
            <text:p>45000</text:p>
          </table:table-cell>
          <table:table-cell table:style-name="ce1" office:value-type="float" office:value="0.07153">
            <text:p>0.07153</text:p>
          </table:table-cell>
          <table:table-cell table:style-name="ce1" office:value-type="float" office:value="-2.33459">
            <text:p>-2.33459</text:p>
          </table:table-cell>
          <table:table-cell table:style-name="ce2" office:value-type="string">
            <text:p>-9.63926</text:p>
          </table:table-cell>
          <table:table-cell table:style-name="ce2" office:value-type="string">
            <text:p>-34.16183</text:p>
          </table:table-cell>
          <table:table-cell table:style-name="ce2" office:value-type="string">
            <text:p>0.0046840</text:p>
          </table:table-cell>
          <table:table-cell table:style-name="ce2" office:value-type="string">
            <text:p>1.0047060</text:p>
          </table:table-cell>
          <table:table-cell table:style-name="ce1" office:value-type="float" office:value="-0.02718">
            <text:p>-0.02718</text:p>
          </table:table-cell>
          <table:table-cell table:style-name="ce1" office:value-type="float" office:value="0.97354">
            <text:p>0.97354</text:p>
          </table:table-cell>
          <table:table-cell table:style-name="ce1" office:value-type="float" office:value="26826">
            <text:p>26826</text:p>
          </table:table-cell>
          <table:table-cell table:style-name="ce1" office:value-type="float" office:value="12136">
            <text:p>12136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4"/>
          <table:table-cell table:style-name="ce3" table:number-columns-repeated="4"/>
          <table:table-cell table:number-columns-repeated="8"/>
          <table:table-cell table:style-name="ce3"/>
        </table:table-row>
        <table:table-row table:style-name="ro1">
          <table:table-cell office:value-type="string">
            <text:p>UO2 + BP</text:p>
          </table:table-cell>
          <table:table-cell table:number-columns-repeated="3"/>
          <table:table-cell table:style-name="ce3" table:number-columns-repeated="4"/>
          <table:table-cell table:number-columns-repeated="8"/>
          <table:table-cell table:style-name="ce3"/>
        </table:table-row>
        <table:table-row table:style-name="ro2">
          <table:table-cell/>
          <table:table-cell office:value-type="string">
            <text:p>total burn up</text:p>
          </table:table-cell>
          <table:table-cell office:value-type="string">
            <text:p>coeff (mod dens)</text:p>
          </table:table-cell>
          <table:table-cell office:value-type="string">
            <text:p>coeff (fuel T)</text:p>
          </table:table-cell>
          <table:table-cell office:value-type="string">
            <text:p>coeff (boron)</text:p>
          </table:table-cell>
          <table:table-cell office:value-type="string">
            <text:p>coeff (cntl rod)</text:p>
          </table:table-cell>
          <table:table-cell office:value-type="string">
            <text:p>rho (hot)</text:p>
          </table:table-cell>
          <table:table-cell office:value-type="string">
            <text:p>kinf (hot)</text:p>
          </table:table-cell>
          <table:table-cell office:value-type="string">
            <text:p>rho (cold)</text:p>
          </table:table-cell>
          <table:table-cell office:value-type="string">
            <text:p>kinf (cold)</text:p>
          </table:table-cell>
          <table:table-cell office:value-type="string">
            <text:p>peak power</text:p>
          </table:table-cell>
          <table:table-cell office:value-type="string">
            <text:p>power peaking factor</text:p>
          </table:table-cell>
          <table:table-cell table:number-columns-repeated="5"/>
        </table:table-row>
        <table:table-row table:style-name="ro1">
          <table:table-cell office:value-type="string">
            <text:p>BOL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0.5679">
            <text:p>-10.5679</text:p>
          </table:table-cell>
          <table:table-cell table:style-name="ce1" office:value-type="float" office:value="-1.96433">
            <text:p>-1.96433</text:p>
          </table:table-cell>
          <table:table-cell table:style-name="ce1" office:value-type="float" office:value="-7.40385">
            <text:p>-7.40385</text:p>
          </table:table-cell>
          <table:table-cell table:style-name="ce1" office:value-type="float" office:value="-26.23454">
            <text:p>-26.23454</text:p>
          </table:table-cell>
          <table:table-cell table:style-name="ce1" office:value-type="float" office:value="0.12784">
            <text:p>0.12784</text:p>
          </table:table-cell>
          <table:table-cell table:style-name="ce1" office:value-type="float" office:value="1.14658">
            <text:p>1.14658</text:p>
          </table:table-cell>
          <table:table-cell table:style-name="ce1" office:value-type="float" office:value="0.1694418">
            <text:p>0.1694418</text:p>
          </table:table-cell>
          <table:table-cell table:style-name="ce1" office:value-type="float" office:value="1.2040095">
            <text:p>1.2040095</text:p>
          </table:table-cell>
          <table:table-cell table:style-name="ce1" office:value-type="float" office:value="27284">
            <text:p>27284</text:p>
          </table:table-cell>
          <table:table-cell table:style-name="ce1" office:value-type="float" office:value="12460">
            <text:p>12460</text:p>
          </table:table-cell>
          <table:table-cell table:number-columns-repeated="5"/>
        </table:table-row>
        <table:table-row table:style-name="ro1">
          <table:table-cell office:value-type="string">
            <text:p>end of 1st</text:p>
          </table:table-cell>
          <table:table-cell table:style-name="ce1" office:value-type="float" office:value="15000">
            <text:p>15000</text:p>
          </table:table-cell>
          <table:table-cell table:style-name="ce1" office:value-type="float" office:value="1.36495">
            <text:p>1.36495</text:p>
          </table:table-cell>
          <table:table-cell table:style-name="ce1" office:value-type="float" office:value="-1.83904">
            <text:p>-1.83904</text:p>
          </table:table-cell>
          <table:table-cell table:style-name="ce2" office:value-type="string">
            <text:p>-7.29167</text:p>
          </table:table-cell>
          <table:table-cell table:style-name="ce2" office:value-type="string">
            <text:p>-27.56149</text:p>
          </table:table-cell>
          <table:table-cell table:style-name="ce2" office:value-type="string">
            <text:p>0.12372</text:p>
          </table:table-cell>
          <table:table-cell table:style-name="ce2" office:value-type="string">
            <text:p>1.14119</text:p>
          </table:table-cell>
          <table:table-cell office:value-type="float" office:value="0.15211">
            <text:p>0.15211</text:p>
          </table:table-cell>
          <table:table-cell table:style-name="ce1" office:value-type="float" office:value="1.1794">
            <text:p>1.1794</text:p>
          </table:table-cell>
          <table:table-cell table:style-name="ce1" office:value-type="float" office:value="25703">
            <text:p>25703</text:p>
          </table:table-cell>
          <table:table-cell table:style-name="ce1" office:value-type="float" office:value="11761">
            <text:p>1176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>
            <text:p>end of 2nd</text:p>
          </table:table-cell>
          <table:table-cell table:style-name="ce1" office:value-type="float" office:value="30000">
            <text:p>30000</text:p>
          </table:table-cell>
          <table:table-cell table:style-name="ce1" office:value-type="float" office:value="0.36359">
            <text:p>0.36359</text:p>
          </table:table-cell>
          <table:table-cell table:style-name="ce1" office:value-type="float" office:value="-2.15554">
            <text:p>-2.15554</text:p>
          </table:table-cell>
          <table:table-cell table:style-name="ce2" office:value-type="string">
            <text:p>-8.31079</text:p>
          </table:table-cell>
          <table:table-cell table:style-name="ce2" office:value-type="string">
            <text:p>-30.38478</text:p>
          </table:table-cell>
          <table:table-cell table:style-name="ce1" office:value-type="float" office:value="0.0886">
            <text:p>0.0886</text:p>
          </table:table-cell>
          <table:table-cell table:style-name="ce2" office:value-type="string">
            <text:p>1.09721</text:p>
          </table:table-cell>
          <table:table-cell office:value-type="float" office:value="0.1095063">
            <text:p>0.1095063</text:p>
          </table:table-cell>
          <table:table-cell table:style-name="ce1" office:value-type="float" office:value="1.1229726">
            <text:p>1.1229726</text:p>
          </table:table-cell>
          <table:table-cell table:style-name="ce1" office:value-type="float" office:value="25598">
            <text:p>25598</text:p>
          </table:table-cell>
          <table:table-cell table:style-name="ce1" office:value-type="float" office:value="11698">
            <text:p>1169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>
            <text:p>EOL</text:p>
          </table:table-cell>
          <table:table-cell table:style-name="ce1" office:value-type="float" office:value="45000">
            <text:p>45000</text:p>
          </table:table-cell>
          <table:table-cell table:style-name="ce1" office:value-type="float" office:value="-0.14305">
            <text:p>-0.14305</text:p>
          </table:table-cell>
          <table:table-cell table:style-name="ce1" office:value-type="float" office:value="-2.35271">
            <text:p>-2.35271</text:p>
          </table:table-cell>
          <table:table-cell table:style-name="ce2" office:value-type="string">
            <text:p>-9.59396</text:p>
          </table:table-cell>
          <table:table-cell table:style-name="ce2" office:value-type="string">
            <text:p>-34.21882</text:p>
          </table:table-cell>
          <table:table-cell table:style-name="ce2" office:value-type="string">
            <text:p>-0.00078</text:p>
          </table:table-cell>
          <table:table-cell table:style-name="ce2" office:value-type="string">
            <text:p>0.99922</text:p>
          </table:table-cell>
          <table:table-cell table:style-name="ce1" office:value-type="float" office:value="-0.03284">
            <text:p>-0.03284</text:p>
          </table:table-cell>
          <table:table-cell table:style-name="ce1" office:value-type="float" office:value="0.96821">
            <text:p>0.96821</text:p>
          </table:table-cell>
          <table:table-cell table:style-name="ce1" office:value-type="float" office:value="26526">
            <text:p>26526</text:p>
          </table:table-cell>
          <table:table-cell office:value-type="float" office:value="12117">
            <text:p>12117</text:p>
          </table:table-cell>
          <table:table-cell table:number-columns-repeated="4"/>
          <table:table-cell table:style-name="ce3"/>
        </table:table-row>
        <table:table-row table:style-name="ro1" table:number-rows-repeated="2">
          <table:table-cell table:number-columns-repeated="4"/>
          <table:table-cell table:style-name="ce3" table:number-columns-repeated="4"/>
          <table:table-cell table:number-columns-repeated="8"/>
          <table:table-cell table:style-name="ce3"/>
        </table:table-row>
        <table:table-row table:style-name="ro1" table:number-rows-repeated="8">
          <table:table-cell table:number-columns-repeated="17"/>
        </table:table-row>
        <table:table-row table:style-name="ro1">
          <table:table-cell/>
          <table:table-cell office:value-type="string">
            <text:p>hot</text:p>
          </table:table-cell>
          <table:table-cell office:value-type="string">
            <text:p>cold</text:p>
          </table:table-cell>
          <table:table-cell table:number-columns-repeated="14"/>
        </table:table-row>
        <table:table-row table:style-name="ro1">
          <table:table-cell office:value-type="string">
            <text:p>P</text:p>
          </table:table-cell>
          <table:table-cell office:value-type="float" office:value="25.1">
            <text:p>25.1</text:p>
          </table:table-cell>
          <table:table-cell office:value-type="float" office:value="0.01">
            <text:p>0.01</text:p>
          </table:table-cell>
          <table:table-cell table:number-columns-repeated="14"/>
        </table:table-row>
        <table:table-row table:style-name="ro2">
          <table:table-cell office:value-type="string">
            <text:p>Tf</text:p>
          </table:table-cell>
          <table:table-cell office:value-type="float" office:value="925">
            <text:p>925</text:p>
          </table:table-cell>
          <table:table-cell office:value-type="float" office:value="300">
            <text:p>300</text:p>
          </table:table-cell>
          <table:table-cell/>
          <table:table-cell table:style-name="ce3" table:number-columns-repeated="4"/>
          <table:table-cell table:number-columns-repeated="9"/>
        </table:table-row>
        <table:table-row table:style-name="ro1">
          <table:table-cell office:value-type="string">
            <text:p>Tm</text:p>
          </table:table-cell>
          <table:table-cell office:value-type="float" office:value="550">
            <text:p>550</text:p>
          </table:table-cell>
          <table:table-cell office:value-type="float" office:value="300">
            <text:p>300</text:p>
          </table:table-cell>
          <table:table-cell/>
          <table:table-cell table:style-name="ce3" table:number-columns-repeated="4"/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3" table:number-columns-repeated="4"/>
          <table:table-cell table:number-columns-repeated="9"/>
        </table:table-row>
        <table:table-row table:style-name="ro1" table:number-rows-repeated="104854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pu &amp; u concentrations" table:style-name="ta1">
        <table:table-column table:style-name="co1" table:number-columns-repeated="3" table:default-cell-style-name="Default"/>
        <table:table-column table:style-name="co1" table:number-columns-repeated="33" table:default-cell-style-name="ce3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office:value-type="string">
            <text:p>with BP</text:p>
          </table:table-cell>
          <table:table-cell table:number-columns-repeated="2"/>
          <table:table-cell table:style-name="Default" table:number-columns-repeated="33"/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table:style-name="Default" table:formula="of:=[.C2]+5000" office:value-type="float" office:value="10000">
            <text:p>10000</text:p>
          </table:table-cell>
          <table:table-cell table:style-name="Default" table:formula="of:=[.D2]+5000" office:value-type="float" office:value="15000">
            <text:p>15000</text:p>
          </table:table-cell>
          <table:table-cell table:style-name="Default" table:formula="of:=[.E2]+5000" office:value-type="float" office:value="20000">
            <text:p>20000</text:p>
          </table:table-cell>
          <table:table-cell table:style-name="Default" table:formula="of:=[.F2]+5000" office:value-type="float" office:value="25000">
            <text:p>25000</text:p>
          </table:table-cell>
          <table:table-cell table:style-name="Default" table:formula="of:=[.G2]+5000" office:value-type="float" office:value="30000">
            <text:p>30000</text:p>
          </table:table-cell>
          <table:table-cell table:style-name="Default" table:formula="of:=[.H2]+5000" office:value-type="float" office:value="35000">
            <text:p>35000</text:p>
          </table:table-cell>
          <table:table-cell table:style-name="Default" table:formula="of:=[.I2]+5000" office:value-type="float" office:value="40000">
            <text:p>40000</text:p>
          </table:table-cell>
          <table:table-cell table:style-name="Default" table:formula="of:=[.J2]+5000" office:value-type="float" office:value="45000">
            <text:p>45000</text:p>
          </table:table-cell>
          <table:table-cell table:style-name="Default" table:number-columns-repeated="25"/>
          <table:table-cell table:number-columns-repeated="3"/>
          <table:table-cell table:style-name="Default"/>
        </table:table-row>
        <table:table-row table:style-name="ro1">
          <table:table-cell office:value-type="string">
            <text:p>Pu239</text:p>
          </table:table-cell>
          <table:table-cell table:style-name="ce4" office:value-type="float" office:value="1E-020">
            <text:p>1.00E-020</text:p>
          </table:table-cell>
          <table:table-cell table:style-name="ce4" office:value-type="float" office:value="0.000047869">
            <text:p>4.79E-005</text:p>
          </table:table-cell>
          <table:table-cell table:style-name="ce2" office:value-type="string">
            <text:p>8.2037E-05</text:p>
          </table:table-cell>
          <table:table-cell table:style-name="ce4" office:value-type="float" office:value="0.00010603">
            <text:p>1.06E-004</text:p>
          </table:table-cell>
          <table:table-cell table:style-name="ce4" office:value-type="float" office:value="0.00012257">
            <text:p>1.23E-004</text:p>
          </table:table-cell>
          <table:table-cell table:style-name="ce4" office:value-type="float" office:value="0.00013372">
            <text:p>1.34E-004</text:p>
          </table:table-cell>
          <table:table-cell table:style-name="ce4" office:value-type="float" office:value="0.00014131">
            <text:p>1.41E-004</text:p>
          </table:table-cell>
          <table:table-cell table:style-name="ce4" office:value-type="float" office:value="0.00014632">
            <text:p>1.46E-004</text:p>
          </table:table-cell>
          <table:table-cell table:style-name="ce4" office:value-type="float" office:value="0.00014936">
            <text:p>1.49E-004</text:p>
          </table:table-cell>
          <table:table-cell table:style-name="ce4" office:value-type="float" office:value="0.0001509">
            <text:p>1.51E-004</text:p>
          </table:table-cell>
          <table:table-cell table:style-name="Default" table:number-columns-repeated="25"/>
          <table:table-cell table:number-columns-repeated="3"/>
          <table:table-cell table:style-name="Default"/>
        </table:table-row>
        <table:table-row table:style-name="ro1">
          <table:table-cell office:value-type="string">
            <text:p>Pu241</text:p>
          </table:table-cell>
          <table:table-cell table:style-name="ce4" office:value-type="float" office:value="1E-020">
            <text:p>1.00E-020</text:p>
          </table:table-cell>
          <table:table-cell table:style-name="ce4" office:value-type="float" office:value="0.0000005925">
            <text:p>5.93E-007</text:p>
          </table:table-cell>
          <table:table-cell table:style-name="ce2" office:value-type="string">
            <text:p>3.1682E-06</text:p>
          </table:table-cell>
          <table:table-cell table:style-name="ce2" office:value-type="string">
            <text:p>7.2880E-06</text:p>
          </table:table-cell>
          <table:table-cell table:style-name="ce2" office:value-type="string">
            <text:p>1.2145E-05</text:p>
          </table:table-cell>
          <table:table-cell table:style-name="ce2" office:value-type="string">
            <text:p>1.7176E-05</text:p>
          </table:table-cell>
          <table:table-cell table:style-name="ce2" office:value-type="string">
            <text:p>2.2120E-05</text:p>
          </table:table-cell>
          <table:table-cell table:style-name="ce2" office:value-type="string">
            <text:p>2.6774E-05</text:p>
          </table:table-cell>
          <table:table-cell table:style-name="ce2" office:value-type="string">
            <text:p>3.0989E-05</text:p>
          </table:table-cell>
          <table:table-cell table:style-name="ce2" office:value-type="string">
            <text:p>3.4690E-05</text:p>
          </table:table-cell>
          <table:table-cell table:number-columns-repeated="29"/>
        </table:table-row>
        <table:table-row table:style-name="ro1">
          <table:table-cell office:value-type="string">
            <text:p>U235</text:p>
          </table:table-cell>
          <table:table-cell table:style-name="ce4" office:value-type="float" office:value="0.0011185">
            <text:p>1.12E-003</text:p>
          </table:table-cell>
          <table:table-cell table:style-name="ce4" office:value-type="float" office:value="0.00099173">
            <text:p>9.92E-004</text:p>
          </table:table-cell>
          <table:table-cell table:style-name="ce4" office:value-type="float" office:value="0.00087856">
            <text:p>8.79E-004</text:p>
          </table:table-cell>
          <table:table-cell table:style-name="ce2" office:value-type="string">
            <text:p>7.7611E-04</text:p>
          </table:table-cell>
          <table:table-cell table:style-name="ce2" office:value-type="string">
            <text:p>7.7097E-04</text:p>
          </table:table-cell>
          <table:table-cell table:style-name="ce2" office:value-type="string">
            <text:p>5.9709E-04</text:p>
          </table:table-cell>
          <table:table-cell table:style-name="ce2" office:value-type="string">
            <text:p>5.1893E-04</text:p>
          </table:table-cell>
          <table:table-cell table:style-name="ce2" office:value-type="string">
            <text:p>4.4788E-04</text:p>
          </table:table-cell>
          <table:table-cell table:style-name="ce2" office:value-type="string">
            <text:p>3.8369E-04</text:p>
          </table:table-cell>
          <table:table-cell table:style-name="ce2" office:value-type="string">
            <text:p>3.2611E-04</text:p>
          </table:table-cell>
          <table:table-cell table:number-columns-repeated="29"/>
        </table:table-row>
        <table:table-row table:style-name="ro1">
          <table:table-cell table:number-columns-repeated="40"/>
        </table:table-row>
        <table:table-row table:style-name="ro1">
          <table:table-cell office:value-type="string">
            <text:p>no BP</text:p>
          </table:table-cell>
          <table:table-cell table:number-columns-repeated="2"/>
          <table:table-cell table:style-name="Default" table:number-columns-repeated="33"/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table:style-name="Default" table:formula="of:=[.C8]+5000" office:value-type="float" office:value="10000">
            <text:p>10000</text:p>
          </table:table-cell>
          <table:table-cell table:style-name="Default" table:formula="of:=[.D8]+5000" office:value-type="float" office:value="15000">
            <text:p>15000</text:p>
          </table:table-cell>
          <table:table-cell table:style-name="Default" table:formula="of:=[.E8]+5000" office:value-type="float" office:value="20000">
            <text:p>20000</text:p>
          </table:table-cell>
          <table:table-cell table:style-name="Default" table:formula="of:=[.F8]+5000" office:value-type="float" office:value="25000">
            <text:p>25000</text:p>
          </table:table-cell>
          <table:table-cell table:style-name="Default" table:formula="of:=[.G8]+5000" office:value-type="float" office:value="30000">
            <text:p>30000</text:p>
          </table:table-cell>
          <table:table-cell table:style-name="Default" table:formula="of:=[.H8]+5000" office:value-type="float" office:value="35000">
            <text:p>35000</text:p>
          </table:table-cell>
          <table:table-cell table:style-name="Default" table:formula="of:=[.I8]+5000" office:value-type="float" office:value="40000">
            <text:p>40000</text:p>
          </table:table-cell>
          <table:table-cell table:style-name="Default" table:formula="of:=[.J8]+5000" office:value-type="float" office:value="45000">
            <text:p>45000</text:p>
          </table:table-cell>
          <table:table-cell table:style-name="Default" table:number-columns-repeated="25"/>
          <table:table-cell table:number-columns-repeated="3"/>
          <table:table-cell table:style-name="Default"/>
        </table:table-row>
        <table:table-row table:style-name="ro1">
          <table:table-cell office:value-type="string">
            <text:p>Pu239</text:p>
          </table:table-cell>
          <table:table-cell table:style-name="ce4" office:value-type="float" office:value="1E-020">
            <text:p>1.00E-020</text:p>
          </table:table-cell>
          <table:table-cell table:style-name="ce4" office:value-type="float" office:value="0.000044448">
            <text:p>4.44E-005</text:p>
          </table:table-cell>
          <table:table-cell table:style-name="ce2" office:value-type="string">
            <text:p>7.7054E-05</text:p>
          </table:table-cell>
          <table:table-cell table:style-name="ce4" office:value-type="float" office:value="0.00010084">
            <text:p>1.01E-004</text:p>
          </table:table-cell>
          <table:table-cell table:style-name="ce4" office:value-type="float" office:value="0.00011815">
            <text:p>1.18E-004</text:p>
          </table:table-cell>
          <table:table-cell table:style-name="ce2" office:value-type="string">
            <text:p>1.3057E-04</text:p>
          </table:table-cell>
          <table:table-cell table:style-name="ce4" office:value-type="float" office:value="0.00013924">
            <text:p>1.39E-004</text:p>
          </table:table-cell>
          <table:table-cell table:style-name="ce4" office:value-type="float" office:value="0.00014502">
            <text:p>1.45E-004</text:p>
          </table:table-cell>
          <table:table-cell table:style-name="ce4" office:value-type="float" office:value="0.00014859">
            <text:p>1.49E-004</text:p>
          </table:table-cell>
          <table:table-cell table:style-name="ce4" office:value-type="float" office:value="0.00015051">
            <text:p>1.51E-004</text:p>
          </table:table-cell>
          <table:table-cell table:style-name="Default" table:number-columns-repeated="25"/>
          <table:table-cell table:number-columns-repeated="3"/>
          <table:table-cell table:style-name="Default"/>
        </table:table-row>
        <table:table-row table:style-name="ro1">
          <table:table-cell office:value-type="string">
            <text:p>Pu241</text:p>
          </table:table-cell>
          <table:table-cell table:style-name="ce4" office:value-type="float" office:value="1E-020">
            <text:p>1.00E-020</text:p>
          </table:table-cell>
          <table:table-cell table:style-name="ce4" office:value-type="float" office:value="0.00000050166">
            <text:p>5.02E-007</text:p>
          </table:table-cell>
          <table:table-cell table:style-name="ce2" office:value-type="string">
            <text:p>2.8002E-06</text:p>
          </table:table-cell>
          <table:table-cell table:style-name="ce2" office:value-type="string">
            <text:p>6.6553E-06</text:p>
          </table:table-cell>
          <table:table-cell table:style-name="ce2" office:value-type="string">
            <text:p>1.1394E-05</text:p>
          </table:table-cell>
          <table:table-cell table:style-name="ce2" office:value-type="string">
            <text:p>1.6467E-05</text:p>
          </table:table-cell>
          <table:table-cell table:style-name="ce2" office:value-type="string">
            <text:p>2.1495E-05</text:p>
          </table:table-cell>
          <table:table-cell table:style-name="ce2" office:value-type="string">
            <text:p>2.6234E-05</text:p>
          </table:table-cell>
          <table:table-cell table:style-name="ce2" office:value-type="string">
            <text:p>3.0536E-05</text:p>
          </table:table-cell>
          <table:table-cell table:style-name="ce2" office:value-type="string">
            <text:p>3.4322E-05</text:p>
          </table:table-cell>
          <table:table-cell table:number-columns-repeated="29"/>
        </table:table-row>
        <table:table-row table:style-name="ro1">
          <table:table-cell office:value-type="string">
            <text:p>U235</text:p>
          </table:table-cell>
          <table:table-cell table:style-name="ce4" office:value-type="float" office:value="0.0011294">
            <text:p>1.13E-003</text:p>
          </table:table-cell>
          <table:table-cell table:style-name="ce4" office:value-type="float" office:value="0.0010007">
            <text:p>1.00E-003</text:p>
          </table:table-cell>
          <table:table-cell table:style-name="ce4" office:value-type="float" office:value="0.00088484">
            <text:p>8.85E-004</text:p>
          </table:table-cell>
          <table:table-cell table:style-name="ce2" office:value-type="string">
            <text:p>7.7956E-04</text:p>
          </table:table-cell>
          <table:table-cell table:style-name="ce2" office:value-type="string">
            <text:p>7.4535E-04</text:p>
          </table:table-cell>
          <table:table-cell office:value-type="string">
            <text:p>5.9610E-04</text:p>
          </table:table-cell>
          <table:table-cell table:style-name="ce2" office:value-type="string">
            <text:p>5.1655E-04</text:p>
          </table:table-cell>
          <table:table-cell table:style-name="ce2" office:value-type="string">
            <text:p>5.2374E-04</text:p>
          </table:table-cell>
          <table:table-cell table:style-name="ce2" office:value-type="string">
            <text:p>3.7961E-04</text:p>
          </table:table-cell>
          <table:table-cell table:style-name="ce2" office:value-type="string">
            <text:p>3.2160E-04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number-columns-repeated="6"/>
          <table:table-cell table:style-name="Default"/>
          <table:table-cell table:number-columns-repeated="33"/>
        </table:table-row>
        <table:table-row table:style-name="ro1" table:number-rows-repeated="136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isotope vectors" table:style-name="ta1">
        <table:table-column table:style-name="co1" table:number-columns-repeated="2" table:default-cell-style-name="Default"/>
        <table:table-column table:style-name="co1" table:number-columns-repeated="8" table:default-cell-style-name="ce3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5" office:value-type="float" office:value="0" table:number-columns-spanned="2" table:number-rows-spanned="1">
            <text:p>0</text:p>
          </table:table-cell>
          <table:covered-table-cell table:style-name="Default"/>
          <table:table-cell table:style-name="ce5" office:value-type="float" office:value="15000" table:number-columns-spanned="2" table:number-rows-spanned="1">
            <text:p>15000</text:p>
          </table:table-cell>
          <table:covered-table-cell table:style-name="Default"/>
          <table:table-cell table:style-name="ce5" office:value-type="float" office:value="30000" table:number-columns-spanned="2" table:number-rows-spanned="1">
            <text:p>30000</text:p>
          </table:table-cell>
          <table:covered-table-cell table:style-name="Default"/>
          <table:table-cell table:style-name="ce5" office:value-type="float" office:value="45000" table:number-columns-spanned="2" table:number-rows-spanned="1">
            <text:p>45000</text:p>
          </table:table-cell>
          <table:covered-table-cell table:style-name="Default"/>
        </table:table-row>
        <table:table-row table:style-name="ro1">
          <table:table-cell office:value-type="string">
            <text:p>isotope</text:p>
          </table:table-cell>
          <table:table-cell office:value-type="string">
            <text:p>A</text:p>
          </table:table-cell>
          <table:table-cell table:style-name="Default" office:value-type="string">
            <text:p>BP</text:p>
          </table:table-cell>
          <table:table-cell table:style-name="Default" office:value-type="string">
            <text:p>no BP</text:p>
          </table:table-cell>
          <table:table-cell table:style-name="Default" office:value-type="string">
            <text:p>BP</text:p>
          </table:table-cell>
          <table:table-cell table:style-name="Default" office:value-type="string">
            <text:p>no BP</text:p>
          </table:table-cell>
          <table:table-cell table:style-name="Default" office:value-type="string">
            <text:p>BP</text:p>
          </table:table-cell>
          <table:table-cell table:style-name="Default" office:value-type="string">
            <text:p>no BP</text:p>
          </table:table-cell>
          <table:table-cell table:style-name="Default" office:value-type="string">
            <text:p>BP</text:p>
          </table:table-cell>
          <table:table-cell table:style-name="Default" office:value-type="string">
            <text:p>no BP</text:p>
          </table:table-cell>
        </table:table-row>
        <table:table-row table:style-name="ro1">
          <table:table-cell office:value-type="float" office:value="42595">
            <text:p>42595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6115E-05</text:p>
          </table:table-cell>
          <table:table-cell office:value-type="string">
            <text:p>1.6351E-05</text:p>
          </table:table-cell>
          <table:table-cell office:value-type="string">
            <text:p>3.5351E-05</text:p>
          </table:table-cell>
          <table:table-cell office:value-type="string">
            <text:p>3.5847E-05</text:p>
          </table:table-cell>
          <table:table-cell office:value-type="string">
            <text:p>5.2612E-05</text:p>
          </table:table-cell>
          <table:table-cell office:value-type="string">
            <text:p>5.3267E-05</text:p>
          </table:table-cell>
        </table:table-row>
        <table:table-row table:style-name="ro1">
          <table:table-cell office:value-type="float" office:value="43599">
            <text:p>43599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0181E-05</text:p>
          </table:table-cell>
          <table:table-cell office:value-type="string">
            <text:p>2.0438E-05</text:p>
          </table:table-cell>
          <table:table-cell office:value-type="string">
            <text:p>3.8783E-05</text:p>
          </table:table-cell>
          <table:table-cell office:value-type="string">
            <text:p>3.9230E-05</text:p>
          </table:table-cell>
          <table:table-cell office:value-type="string">
            <text:p>5.5546E-05</text:p>
          </table:table-cell>
          <table:table-cell office:value-type="string">
            <text:p>5.6121E-05</text:p>
          </table:table-cell>
        </table:table-row>
        <table:table-row table:style-name="ro1">
          <table:table-cell office:value-type="float" office:value="46608">
            <text:p>46608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3908E-06</text:p>
          </table:table-cell>
          <table:table-cell office:value-type="string">
            <text:p>1.3221E-06</text:p>
          </table:table-cell>
          <table:table-cell office:value-type="string">
            <text:p>4.2789E-06</text:p>
          </table:table-cell>
          <table:table-cell office:value-type="string">
            <text:p>4.1707E-06</text:p>
          </table:table-cell>
          <table:table-cell office:value-type="string">
            <text:p>8.3716E-06</text:p>
          </table:table-cell>
          <table:table-cell office:value-type="string">
            <text:p>8.2889E-06</text:p>
          </table:table-cell>
        </table:table-row>
        <table:table-row table:style-name="ro1">
          <table:table-cell office:value-type="float" office:value="54631">
            <text:p>5463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9.0538E-06</text:p>
          </table:table-cell>
          <table:table-cell office:value-type="string">
            <text:p>9.1794E-06</text:p>
          </table:table-cell>
          <table:table-cell office:value-type="string">
            <text:p>1.6368E-05</text:p>
          </table:table-cell>
          <table:table-cell office:value-type="string">
            <text:p>1.6532E-05</text:p>
          </table:table-cell>
          <table:table-cell office:value-type="string">
            <text:p>2.1693E-05</text:p>
          </table:table-cell>
          <table:table-cell office:value-type="string">
            <text:p>2.1846E-05</text:p>
          </table:table-cell>
        </table:table-row>
        <table:table-row table:style-name="ro1">
          <table:table-cell office:value-type="float" office:value="55633">
            <text:p>55633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1934E-05</text:p>
          </table:table-cell>
          <table:table-cell office:value-type="string">
            <text:p>2.2213E-05</text:p>
          </table:table-cell>
          <table:table-cell office:value-type="string">
            <text:p>4.2091E-05</text:p>
          </table:table-cell>
          <table:table-cell office:value-type="string">
            <text:p>4.2567E-05</text:p>
          </table:table-cell>
          <table:table-cell office:value-type="string">
            <text:p>5.9918E-05</text:p>
          </table:table-cell>
          <table:table-cell office:value-type="string">
            <text:p>6.0521E-05</text:p>
          </table:table-cell>
        </table:table-row>
        <table:table-row table:style-name="ro1">
          <table:table-cell office:value-type="float" office:value="64155">
            <text:p>64155</text:p>
          </table:table-cell>
          <table:table-cell/>
          <table:table-cell office:value-type="string">
            <text:p>3.1343E-05</text:p>
          </table:table-cell>
          <table:table-cell office:value-type="string">
            <text:p>1.1294E-03</text:p>
          </table:table-cell>
          <table:table-cell office:value-type="string">
            <text:p>5.8586E-06</text:p>
          </table:table-cell>
          <table:table-cell office:value-type="string">
            <text:p>7.7956E-04</text:p>
          </table:table-cell>
          <table:table-cell office:value-type="string">
            <text:p>3.0285E-08</text:p>
          </table:table-cell>
          <table:table-cell office:value-type="string">
            <text:p>5.1655E-04</text:p>
          </table:table-cell>
          <table:table-cell office:value-type="string">
            <text:p>2.3741E-08</text:p>
          </table:table-cell>
          <table:table-cell office:value-type="string">
            <text:p>3.2160E-04</text:p>
          </table:table-cell>
        </table:table-row>
        <table:table-row table:style-name="ro1">
          <table:table-cell office:value-type="float" office:value="64156">
            <text:p>64156</text:p>
          </table:table-cell>
          <table:table-cell/>
          <table:table-cell office:value-type="string">
            <text:p>4.3351E-05</text:p>
          </table:table-cell>
          <table:table-cell office:value-type="string">
            <text:p>1.0000E-20</text:p>
          </table:table-cell>
          <table:table-cell office:value-type="string">
            <text:p>6.7845E-05</text:p>
          </table:table-cell>
          <table:table-cell office:value-type="string">
            <text:p>6.5935E-05</text:p>
          </table:table-cell>
          <table:table-cell office:value-type="string">
            <text:p>7.2335E-05</text:p>
          </table:table-cell>
          <table:table-cell office:value-type="string">
            <text:p>1.1155E-04</text:p>
          </table:table-cell>
          <table:table-cell office:value-type="string">
            <text:p>7.0823E-05</text:p>
          </table:table-cell>
          <table:table-cell office:value-type="string">
            <text:p>1.4074E-04</text:p>
          </table:table-cell>
        </table:table-row>
        <table:table-row table:style-name="ro1">
          <table:table-cell office:value-type="float" office:value="64157">
            <text:p>64157</text:p>
          </table:table-cell>
          <table:table-cell/>
          <table:table-cell office:value-type="string">
            <text:p>3.3143E-05</text:p>
          </table:table-cell>
          <table:table-cell office:value-type="string">
            <text:p>2.1188E-02</text:p>
          </table:table-cell>
          <table:table-cell office:value-type="string">
            <text:p>1.9440E-06</text:p>
          </table:table-cell>
          <table:table-cell office:value-type="string">
            <text:p>2.0994E-02</text:p>
          </table:table-cell>
          <table:table-cell office:value-type="string">
            <text:p>2.9748E-08</text:p>
          </table:table-cell>
          <table:table-cell office:value-type="string">
            <text:p>2.0778E-02</text:p>
          </table:table-cell>
          <table:table-cell office:value-type="string">
            <text:p>2.6708E-08</text:p>
          </table:table-cell>
          <table:table-cell office:value-type="string">
            <text:p>2.0536E-02</text:p>
          </table:table-cell>
        </table:table-row>
        <table:table-row table:style-name="ro1">
          <table:table-cell office:value-type="float" office:value="64158">
            <text:p>64158</text:p>
          </table:table-cell>
          <table:table-cell/>
          <table:table-cell office:value-type="string">
            <text:p>5.2606E-05</text:p>
          </table:table-cell>
          <table:table-cell office:value-type="string">
            <text:p>1.0000E-20</text:p>
          </table:table-cell>
          <table:table-cell office:value-type="string">
            <text:p>8.0419E-05</text:p>
          </table:table-cell>
          <table:table-cell office:value-type="string">
            <text:p>3.2541E-07</text:p>
          </table:table-cell>
          <table:table-cell office:value-type="string">
            <text:p>8.2641E-05</text:p>
          </table:table-cell>
          <table:table-cell office:value-type="string">
            <text:p>1.9506E-06</text:p>
          </table:table-cell>
          <table:table-cell office:value-type="string">
            <text:p>8.3249E-05</text:p>
          </table:table-cell>
          <table:table-cell office:value-type="string">
            <text:p>5.4068E-06</text:p>
          </table:table-cell>
        </table:table-row>
        <table:table-row table:style-name="ro1">
          <table:table-cell office:value-type="float" office:value="66160">
            <text:p>66160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3.4331E-08</text:p>
          </table:table-cell>
          <table:table-cell office:value-type="string">
            <text:p>1.0084E-04</text:p>
          </table:table-cell>
          <table:table-cell office:value-type="string">
            <text:p>1.6618E-07</text:p>
          </table:table-cell>
          <table:table-cell office:value-type="string">
            <text:p>1.3924E-04</text:p>
          </table:table-cell>
          <table:table-cell office:value-type="string">
            <text:p>3.8974E-07</text:p>
          </table:table-cell>
          <table:table-cell office:value-type="string">
            <text:p>1.5051E-04</text:p>
          </table:table-cell>
        </table:table-row>
        <table:table-row table:style-name="ro1">
          <table:table-cell office:value-type="float" office:value="66161">
            <text:p>6616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2479E-07</text:p>
          </table:table-cell>
          <table:table-cell office:value-type="string">
            <text:p>1.5160E-05</text:p>
          </table:table-cell>
          <table:table-cell office:value-type="string">
            <text:p>2.3695E-07</text:p>
          </table:table-cell>
          <table:table-cell office:value-type="string">
            <text:p>3.6654E-05</text:p>
          </table:table-cell>
          <table:table-cell office:value-type="string">
            <text:p>3.6591E-07</text:p>
          </table:table-cell>
          <table:table-cell office:value-type="string">
            <text:p>5.5269E-05</text:p>
          </table:table-cell>
        </table:table-row>
        <table:table-row table:style-name="ro1">
          <table:table-cell office:value-type="float" office:value="66162">
            <text:p>66162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9288E-08</text:p>
          </table:table-cell>
          <table:table-cell office:value-type="string">
            <text:p>6.6553E-06</text:p>
          </table:table-cell>
          <table:table-cell office:value-type="string">
            <text:p>8.1139E-08</text:p>
          </table:table-cell>
          <table:table-cell office:value-type="string">
            <text:p>2.1495E-05</text:p>
          </table:table-cell>
          <table:table-cell office:value-type="string">
            <text:p>1.7496E-07</text:p>
          </table:table-cell>
          <table:table-cell office:value-type="string">
            <text:p>3.4322E-05</text:p>
          </table:table-cell>
        </table:table-row>
        <table:table-row table:style-name="ro1">
          <table:table-cell office:value-type="float" office:value="66163">
            <text:p>66163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3.5736E-09</text:p>
          </table:table-cell>
          <table:table-cell office:value-type="string">
            <text:p>5.3082E-07</text:p>
          </table:table-cell>
          <table:table-cell office:value-type="string">
            <text:p>2.9067E-08</text:p>
          </table:table-cell>
          <table:table-cell office:value-type="string">
            <text:p>4.0008E-06</text:p>
          </table:table-cell>
          <table:table-cell office:value-type="string">
            <text:p>9.2372E-08</text:p>
          </table:table-cell>
          <table:table-cell office:value-type="string">
            <text:p>1.0978E-05</text:p>
          </table:table-cell>
        </table:table-row>
        <table:table-row table:style-name="ro1">
          <table:table-cell office:value-type="float" office:value="66164">
            <text:p>66164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5260E-10</text:p>
          </table:table-cell>
          <table:table-cell office:value-type="string">
            <text:p>1.3641E-07</text:p>
          </table:table-cell>
          <table:table-cell office:value-type="string">
            <text:p>3.6122E-09</text:p>
          </table:table-cell>
          <table:table-cell office:value-type="string">
            <text:p>8.3376E-07</text:p>
          </table:table-cell>
          <table:table-cell office:value-type="string">
            <text:p>1.5395E-08</text:p>
          </table:table-cell>
          <table:table-cell office:value-type="string">
            <text:p>1.7542E-06</text:p>
          </table:table-cell>
        </table:table-row>
        <table:table-row table:style-name="ro1">
          <table:table-cell office:value-type="float" office:value="92235">
            <text:p>92235</text:p>
          </table:table-cell>
          <table:table-cell/>
          <table:table-cell office:value-type="string">
            <text:p>1.1185E-03</text:p>
          </table:table-cell>
          <table:table-cell office:value-type="string">
            <text:p>4.4635E-02</text:p>
          </table:table-cell>
          <table:table-cell office:value-type="string">
            <text:p>7.7611E-04</text:p>
          </table:table-cell>
          <table:table-cell office:value-type="string">
            <text:p>4.4635E-02</text:p>
          </table:table-cell>
          <table:table-cell office:value-type="string">
            <text:p>5.1893E-04</text:p>
          </table:table-cell>
          <table:table-cell office:value-type="string">
            <text:p>4.4635E-02</text:p>
          </table:table-cell>
          <table:table-cell office:value-type="string">
            <text:p>3.2611E-04</text:p>
          </table:table-cell>
          <table:table-cell office:value-type="string">
            <text:p>4.4635E-02</text:p>
          </table:table-cell>
        </table:table-row>
        <table:table-row table:style-name="ro1">
          <table:table-cell office:value-type="float" office:value="92236">
            <text:p>92236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6.5979E-05</text:p>
          </table:table-cell>
          <table:table-cell office:value-type="string">
            <text:p>1.8372E-05</text:p>
          </table:table-cell>
          <table:table-cell office:value-type="string">
            <text:p>1.1083E-04</text:p>
          </table:table-cell>
          <table:table-cell office:value-type="string">
            <text:p>3.6479E-05</text:p>
          </table:table-cell>
          <table:table-cell office:value-type="string">
            <text:p>1.3985E-04</text:p>
          </table:table-cell>
          <table:table-cell office:value-type="string">
            <text:p>5.4091E-05</text:p>
          </table:table-cell>
        </table:table-row>
        <table:table-row table:style-name="ro1">
          <table:table-cell office:value-type="float" office:value="92238">
            <text:p>92238</text:p>
          </table:table-cell>
          <table:table-cell/>
          <table:table-cell office:value-type="string">
            <text:p>2.0983E-02</text:p>
          </table:table-cell>
          <table:table-cell office:value-type="string">
            <text:p>1.0000E-20</text:p>
          </table:table-cell>
          <table:table-cell office:value-type="string">
            <text:p>2.0779E-02</text:p>
          </table:table-cell>
          <table:table-cell office:value-type="string">
            <text:p>1.0225E-05</text:p>
          </table:table-cell>
          <table:table-cell office:value-type="string">
            <text:p>2.0564E-02</text:p>
          </table:table-cell>
          <table:table-cell office:value-type="string">
            <text:p>2.0522E-05</text:p>
          </table:table-cell>
          <table:table-cell office:value-type="string">
            <text:p>2.0326E-02</text:p>
          </table:table-cell>
          <table:table-cell office:value-type="string">
            <text:p>2.9038E-05</text:p>
          </table:table-cell>
        </table:table-row>
        <table:table-row table:style-name="ro1">
          <table:table-cell office:value-type="float" office:value="94238">
            <text:p>94238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3.6950E-07</text:p>
          </table:table-cell>
          <table:table-cell office:value-type="string">
            <text:p>2.7113E-08</text:p>
          </table:table-cell>
          <table:table-cell office:value-type="string">
            <text:p>2.0476E-06</text:p>
          </table:table-cell>
          <table:table-cell office:value-type="string">
            <text:p>3.6389E-08</text:p>
          </table:table-cell>
          <table:table-cell office:value-type="string">
            <text:p>5.4938E-06</text:p>
          </table:table-cell>
          <table:table-cell office:value-type="string">
            <text:p>4.4223E-08</text:p>
          </table:table-cell>
        </table:table-row>
        <table:table-row table:style-name="ro1">
          <table:table-cell office:value-type="float" office:value="94239">
            <text:p>94239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0603E-04</text:p>
          </table:table-cell>
          <table:table-cell office:value-type="string">
            <text:p>5.8829E-06</text:p>
          </table:table-cell>
          <table:table-cell office:value-type="string">
            <text:p>1.4131E-04</text:p>
          </table:table-cell>
          <table:table-cell office:value-type="string">
            <text:p>1.4505E-05</text:p>
          </table:table-cell>
          <table:table-cell office:value-type="string">
            <text:p>1.5090E-04</text:p>
          </table:table-cell>
          <table:table-cell office:value-type="string">
            <text:p>2.5003E-05</text:p>
          </table:table-cell>
        </table:table-row>
        <table:table-row table:style-name="ro1">
          <table:table-cell office:value-type="float" office:value="94240">
            <text:p>94240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5764E-05</text:p>
          </table:table-cell>
          <table:table-cell office:value-type="string">
            <text:p>2.2536E-06</text:p>
          </table:table-cell>
          <table:table-cell office:value-type="string">
            <text:p>3.7370E-05</text:p>
          </table:table-cell>
          <table:table-cell office:value-type="string">
            <text:p>6.6365E-06</text:p>
          </table:table-cell>
          <table:table-cell office:value-type="string">
            <text:p>5.5523E-05</text:p>
          </table:table-cell>
          <table:table-cell office:value-type="string">
            <text:p>1.2659E-05</text:p>
          </table:table-cell>
        </table:table-row>
        <table:table-row table:style-name="ro1">
          <table:table-cell office:value-type="float" office:value="94241">
            <text:p>9424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7.2880E-06</text:p>
          </table:table-cell>
          <table:table-cell office:value-type="string">
            <text:p>8.0238E-07</text:p>
          </table:table-cell>
          <table:table-cell office:value-type="string">
            <text:p>2.2120E-05</text:p>
          </table:table-cell>
          <table:table-cell office:value-type="string">
            <text:p>2.3791E-06</text:p>
          </table:table-cell>
          <table:table-cell office:value-type="string">
            <text:p>3.4690E-05</text:p>
          </table:table-cell>
          <table:table-cell office:value-type="string">
            <text:p>4.4027E-06</text:p>
          </table:table-cell>
        </table:table-row>
        <table:table-row table:style-name="ro1">
          <table:table-cell office:value-type="float" office:value="94242">
            <text:p>94242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5.9686E-07</text:p>
          </table:table-cell>
          <table:table-cell office:value-type="string">
            <text:p>8.5399E-08</text:p>
          </table:table-cell>
          <table:table-cell office:value-type="string">
            <text:p>4.1763E-06</text:p>
          </table:table-cell>
          <table:table-cell office:value-type="string">
            <text:p>1.5472E-07</text:p>
          </table:table-cell>
          <table:table-cell office:value-type="string">
            <text:p>1.1143E-05</text:p>
          </table:table-cell>
          <table:table-cell office:value-type="string">
            <text:p>2.0499E-07</text:p>
          </table:table-cell>
        </table:table-row>
        <table:table-row table:style-name="ro1">
          <table:table-cell office:value-type="float" office:value="95241">
            <text:p>9524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5169E-07</text:p>
          </table:table-cell>
          <table:table-cell office:value-type="string">
            <text:p>2.7348E-05</text:p>
          </table:table-cell>
          <table:table-cell office:value-type="string">
            <text:p>8.7886E-07</text:p>
          </table:table-cell>
          <table:table-cell office:value-type="string">
            <text:p>5.4332E-05</text:p>
          </table:table-cell>
          <table:table-cell office:value-type="string">
            <text:p>1.8051E-06</text:p>
          </table:table-cell>
          <table:table-cell office:value-type="string">
            <text:p>8.1038E-05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/>
          <table:table-cell office:value-type="string">
            <text:p>4.4521E-02</text:p>
          </table:table-cell>
          <table:table-cell office:value-type="string">
            <text:p>1.0000E-20</text:p>
          </table:table-cell>
          <table:table-cell office:value-type="string">
            <text:p>4.4521E-02</text:p>
          </table:table-cell>
          <table:table-cell office:value-type="string">
            <text:p>1.7525E-05</text:p>
          </table:table-cell>
          <table:table-cell office:value-type="string">
            <text:p>4.4521E-02</text:p>
          </table:table-cell>
          <table:table-cell office:value-type="string">
            <text:p>3.1383E-05</text:p>
          </table:table-cell>
          <table:table-cell office:value-type="string">
            <text:p>4.4521E-02</text:p>
          </table:table-cell>
          <table:table-cell office:value-type="string">
            <text:p>4.0996E-05</text:p>
          </table:table-cell>
        </table:table-row>
        <table:table-row table:style-name="ro1">
          <table:table-cell office:value-type="float" office:value="44601">
            <text:p>4460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8205E-05</text:p>
          </table:table-cell>
          <table:table-cell office:value-type="string">
            <text:p>1.2773E-05</text:p>
          </table:table-cell>
          <table:table-cell office:value-type="string">
            <text:p>3.6152E-05</text:p>
          </table:table-cell>
          <table:table-cell office:value-type="string">
            <text:p>2.3854E-05</text:p>
          </table:table-cell>
          <table:table-cell office:value-type="string">
            <text:p>5.3609E-05</text:p>
          </table:table-cell>
          <table:table-cell office:value-type="string">
            <text:p>3.3353E-05</text:p>
          </table:table-cell>
        </table:table-row>
        <table:table-row table:style-name="ro1">
          <table:table-cell office:value-type="float" office:value="45603">
            <text:p>45603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0190E-05</text:p>
          </table:table-cell>
          <table:table-cell office:value-type="string">
            <text:p>5.0075E-06</text:p>
          </table:table-cell>
          <table:table-cell office:value-type="string">
            <text:p>2.0481E-05</text:p>
          </table:table-cell>
          <table:table-cell office:value-type="string">
            <text:p>6.8984E-06</text:p>
          </table:table-cell>
          <table:table-cell office:value-type="string">
            <text:p>2.8962E-05</text:p>
          </table:table-cell>
          <table:table-cell office:value-type="string">
            <text:p>7.3629E-06</text:p>
          </table:table-cell>
        </table:table-row>
        <table:table-row table:style-name="ro1">
          <table:table-cell office:value-type="float" office:value="45605">
            <text:p>45605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7624E-08</text:p>
          </table:table-cell>
          <table:table-cell office:value-type="string">
            <text:p>4.0093E-08</text:p>
          </table:table-cell>
          <table:table-cell office:value-type="string">
            <text:p>3.6267E-08</text:p>
          </table:table-cell>
          <table:table-cell office:value-type="string">
            <text:p>5.6306E-08</text:p>
          </table:table-cell>
          <table:table-cell office:value-type="string">
            <text:p>4.3770E-08</text:p>
          </table:table-cell>
          <table:table-cell office:value-type="string">
            <text:p>6.0022E-08</text:p>
          </table:table-cell>
        </table:table-row>
        <table:table-row table:style-name="ro1">
          <table:table-cell office:value-type="float" office:value="46605">
            <text:p>46605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6.0022E-06</text:p>
          </table:table-cell>
          <table:table-cell office:value-type="string">
            <text:p>1.1246E-06</text:p>
          </table:table-cell>
          <table:table-cell office:value-type="string">
            <text:p>1.4665E-05</text:p>
          </table:table-cell>
          <table:table-cell office:value-type="string">
            <text:p>3.2274E-06</text:p>
          </table:table-cell>
          <table:table-cell office:value-type="string">
            <text:p>2.5077E-05</text:p>
          </table:table-cell>
          <table:table-cell office:value-type="string">
            <text:p>5.1446E-06</text:p>
          </table:table-cell>
        </table:table-row>
        <table:table-row table:style-name="ro1">
          <table:table-cell office:value-type="float" office:value="46607">
            <text:p>46607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3544E-06</text:p>
          </table:table-cell>
          <table:table-cell office:value-type="string">
            <text:p>1.2173E-07</text:p>
          </table:table-cell>
          <table:table-cell office:value-type="string">
            <text:p>6.7862E-06</text:p>
          </table:table-cell>
          <table:table-cell office:value-type="string">
            <text:p>1.2033E-07</text:p>
          </table:table-cell>
          <table:table-cell office:value-type="string">
            <text:p>1.2762E-05</text:p>
          </table:table-cell>
          <table:table-cell office:value-type="string">
            <text:p>1.1129E-07</text:p>
          </table:table-cell>
        </table:table-row>
        <table:table-row table:style-name="ro1">
          <table:table-cell office:value-type="float" office:value="47609">
            <text:p>47609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8.4070E-07</text:p>
          </table:table-cell>
          <table:table-cell office:value-type="string">
            <text:p>4.0558E-06</text:p>
          </table:table-cell>
          <table:table-cell office:value-type="string">
            <text:p>2.4327E-06</text:p>
          </table:table-cell>
          <table:table-cell office:value-type="string">
            <text:p>8.4761E-06</text:p>
          </table:table-cell>
          <table:table-cell office:value-type="string">
            <text:p>4.4331E-06</text:p>
          </table:table-cell>
          <table:table-cell office:value-type="string">
            <text:p>1.2709E-05</text:p>
          </table:table-cell>
        </table:table-row>
        <table:table-row table:style-name="ro1">
          <table:table-cell office:value-type="float" office:value="49615">
            <text:p>49615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8.6965E-08</text:p>
          </table:table-cell>
          <table:table-cell office:value-type="string">
            <text:p>4.6075E-07</text:p>
          </table:table-cell>
          <table:table-cell office:value-type="string">
            <text:p>1.5558E-07</text:p>
          </table:table-cell>
          <table:table-cell office:value-type="string">
            <text:p>5.7742E-07</text:p>
          </table:table-cell>
          <table:table-cell office:value-type="string">
            <text:p>2.0503E-07</text:p>
          </table:table-cell>
          <table:table-cell office:value-type="string">
            <text:p>6.5512E-07</text:p>
          </table:table-cell>
        </table:table-row>
        <table:table-row table:style-name="ro1">
          <table:table-cell office:value-type="float" office:value="54634">
            <text:p>54634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7054E-05</text:p>
          </table:table-cell>
          <table:table-cell office:value-type="string">
            <text:p>1.9380E-06</text:p>
          </table:table-cell>
          <table:table-cell office:value-type="string">
            <text:p>5.3761E-05</text:p>
          </table:table-cell>
          <table:table-cell office:value-type="string">
            <text:p>3.6899E-06</text:p>
          </table:table-cell>
          <table:table-cell office:value-type="string">
            <text:p>8.0208E-05</text:p>
          </table:table-cell>
          <table:table-cell office:value-type="string">
            <text:p>5.0368E-06</text:p>
          </table:table-cell>
        </table:table-row>
        <table:table-row table:style-name="ro1">
          <table:table-cell office:value-type="float" office:value="60643">
            <text:p>60643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7267E-05</text:p>
          </table:table-cell>
          <table:table-cell office:value-type="string">
            <text:p>1.1306E-06</text:p>
          </table:table-cell>
          <table:table-cell office:value-type="string">
            <text:p>3.1014E-05</text:p>
          </table:table-cell>
          <table:table-cell office:value-type="string">
            <text:p>3.1145E-06</text:p>
          </table:table-cell>
          <table:table-cell office:value-type="string">
            <text:p>4.0650E-05</text:p>
          </table:table-cell>
          <table:table-cell office:value-type="string">
            <text:p>5.3719E-06</text:p>
          </table:table-cell>
        </table:table-row>
        <table:table-row table:style-name="ro1">
          <table:table-cell office:value-type="float" office:value="60645">
            <text:p>60645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2583E-05</text:p>
          </table:table-cell>
          <table:table-cell office:value-type="string">
            <text:p>1.4624E-07</text:p>
          </table:table-cell>
          <table:table-cell office:value-type="string">
            <text:p>2.3534E-05</text:p>
          </table:table-cell>
          <table:table-cell office:value-type="string">
            <text:p>5.9792E-07</text:p>
          </table:table-cell>
          <table:table-cell office:value-type="string">
            <text:p>3.2968E-05</text:p>
          </table:table-cell>
          <table:table-cell office:value-type="string">
            <text:p>1.2218E-06</text:p>
          </table:table-cell>
        </table:table-row>
        <table:table-row table:style-name="ro1">
          <table:table-cell office:value-type="float" office:value="61647">
            <text:p>61647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4.8965E-06</text:p>
          </table:table-cell>
          <table:table-cell office:value-type="string">
            <text:p>4.7111E-08</text:p>
          </table:table-cell>
          <table:table-cell office:value-type="string">
            <text:p>6.8027E-06</text:p>
          </table:table-cell>
          <table:table-cell office:value-type="string">
            <text:p>1.3135E-07</text:p>
          </table:table-cell>
          <table:table-cell office:value-type="string">
            <text:p>7.3014E-06</text:p>
          </table:table-cell>
          <table:table-cell office:value-type="string">
            <text:p>2.5485E-07</text:p>
          </table:table-cell>
        </table:table-row>
        <table:table-row table:style-name="ro1">
          <table:table-cell office:value-type="float" office:value="61748">
            <text:p>61748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4.1044E-08</text:p>
          </table:table-cell>
          <table:table-cell office:value-type="string">
            <text:p>7.9005E-10</text:p>
          </table:table-cell>
          <table:table-cell office:value-type="string">
            <text:p>5.5721E-08</text:p>
          </table:table-cell>
          <table:table-cell office:value-type="string">
            <text:p>2.1332E-09</text:p>
          </table:table-cell>
          <table:table-cell office:value-type="string">
            <text:p>5.9683E-08</text:p>
          </table:table-cell>
          <table:table-cell office:value-type="string">
            <text:p>3.9542E-09</text:p>
          </table:table-cell>
        </table:table-row>
        <table:table-row table:style-name="ro1">
          <table:table-cell office:value-type="float" office:value="62647">
            <text:p>62647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0971E-06</text:p>
          </table:table-cell>
          <table:table-cell office:value-type="string">
            <text:p>3.2095E-07</text:p>
          </table:table-cell>
          <table:table-cell office:value-type="string">
            <text:p>3.1635E-06</text:p>
          </table:table-cell>
          <table:table-cell office:value-type="string">
            <text:p>1.2956E-06</text:p>
          </table:table-cell>
          <table:table-cell office:value-type="string">
            <text:p>5.0767E-06</text:p>
          </table:table-cell>
          <table:table-cell office:value-type="string">
            <text:p>3.5100E-06</text:p>
          </table:table-cell>
        </table:table-row>
        <table:table-row table:style-name="ro1">
          <table:table-cell office:value-type="float" office:value="62649">
            <text:p>62649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3432E-07</text:p>
          </table:table-cell>
          <table:table-cell office:value-type="string">
            <text:p>1.8684E-09</text:p>
          </table:table-cell>
          <table:table-cell office:value-type="string">
            <text:p>1.2129E-07</text:p>
          </table:table-cell>
          <table:table-cell office:value-type="string">
            <text:p>3.0996E-09</text:p>
          </table:table-cell>
          <table:table-cell office:value-type="string">
            <text:p>1.1202E-07</text:p>
          </table:table-cell>
          <table:table-cell office:value-type="string">
            <text:p>4.7274E-09</text:p>
          </table:table-cell>
        </table:table-row>
        <table:table-row table:style-name="ro1">
          <table:table-cell office:value-type="float" office:value="62650">
            <text:p>62650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4.0313E-06</text:p>
          </table:table-cell>
          <table:table-cell office:value-type="string">
            <text:p>1.0535E-07</text:p>
          </table:table-cell>
          <table:table-cell office:value-type="string">
            <text:p>8.4146E-06</text:p>
          </table:table-cell>
          <table:table-cell office:value-type="string">
            <text:p>3.2845E-07</text:p>
          </table:table-cell>
          <table:table-cell office:value-type="string">
            <text:p>1.2599E-05</text:p>
          </table:table-cell>
          <table:table-cell office:value-type="string">
            <text:p>7.1859E-07</text:p>
          </table:table-cell>
        </table:table-row>
        <table:table-row table:style-name="ro1">
          <table:table-cell office:value-type="float" office:value="62651">
            <text:p>6265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4.7670E-07</text:p>
          </table:table-cell>
          <table:table-cell office:value-type="string">
            <text:p>8.9127E-08</text:p>
          </table:table-cell>
          <table:table-cell office:value-type="string">
            <text:p>5.8372E-07</text:p>
          </table:table-cell>
          <table:table-cell office:value-type="string">
            <text:p>1.4148E-07</text:p>
          </table:table-cell>
          <table:table-cell office:value-type="string">
            <text:p>6.5782E-07</text:p>
          </table:table-cell>
          <table:table-cell office:value-type="string">
            <text:p>1.8429E-07</text:p>
          </table:table-cell>
        </table:table-row>
        <table:table-row table:style-name="ro1">
          <table:table-cell office:value-type="float" office:value="62652">
            <text:p>62652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9024E-06</text:p>
          </table:table-cell>
          <table:table-cell office:value-type="string">
            <text:p>2.9996E-06</text:p>
          </table:table-cell>
          <table:table-cell office:value-type="string">
            <text:p>3.6655E-06</text:p>
          </table:table-cell>
          <table:table-cell office:value-type="string">
            <text:p>8.3211E-06</text:p>
          </table:table-cell>
          <table:table-cell office:value-type="string">
            <text:p>5.0081E-06</text:p>
          </table:table-cell>
          <table:table-cell office:value-type="string">
            <text:p>1.4216E-05</text:p>
          </table:table-cell>
        </table:table-row>
        <table:table-row table:style-name="ro1">
          <table:table-cell office:value-type="float" office:value="63653">
            <text:p>63653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1477E-06</text:p>
          </table:table-cell>
          <table:table-cell office:value-type="string">
            <text:p>4.5428E-09</text:p>
          </table:table-cell>
          <table:table-cell office:value-type="string">
            <text:p>3.1055E-06</text:p>
          </table:table-cell>
          <table:table-cell office:value-type="string">
            <text:p>1.4156E-08</text:p>
          </table:table-cell>
          <table:table-cell office:value-type="string">
            <text:p>5.3366E-06</text:p>
          </table:table-cell>
          <table:table-cell office:value-type="string">
            <text:p>2.7384E-08</text:p>
          </table:table-cell>
        </table:table-row>
        <table:table-row table:style-name="ro1">
          <table:table-cell office:value-type="float" office:value="63654">
            <text:p>63654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5485E-07</text:p>
          </table:table-cell>
          <table:table-cell office:value-type="string">
            <text:p>1.0112E-06</text:p>
          </table:table-cell>
          <table:table-cell office:value-type="string">
            <text:p>6.0043E-07</text:p>
          </table:table-cell>
          <table:table-cell office:value-type="string">
            <text:p>1.1308E-06</text:p>
          </table:table-cell>
          <table:table-cell office:value-type="string">
            <text:p>1.2148E-06</text:p>
          </table:table-cell>
          <table:table-cell office:value-type="string">
            <text:p>1.2666E-06</text:p>
          </table:table-cell>
        </table:table-row>
        <table:table-row table:style-name="ro1">
          <table:table-cell office:value-type="float" office:value="63655">
            <text:p>63655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4.7804E-08</text:p>
          </table:table-cell>
          <table:table-cell office:value-type="string">
            <text:p>1.8004E-09</text:p>
          </table:table-cell>
          <table:table-cell office:value-type="string">
            <text:p>1.3185E-07</text:p>
          </table:table-cell>
          <table:table-cell office:value-type="string">
            <text:p>1.4556E-08</text:p>
          </table:table-cell>
          <table:table-cell office:value-type="string">
            <text:p>2.5283E-07</text:p>
          </table:table-cell>
          <table:table-cell office:value-type="string">
            <text:p>3.3076E-08</text:p>
          </table:table-cell>
        </table:table-row>
        <table:table-row table:style-name="ro1">
          <table:table-cell office:value-type="float" office:value="64152">
            <text:p>64152</text:p>
          </table:table-cell>
          <table:table-cell/>
          <table:table-cell office:value-type="string">
            <text:p>4.2356E-07</text:p>
          </table:table-cell>
          <table:table-cell office:value-type="string">
            <text:p>1.0000E-20</text:p>
          </table:table-cell>
          <table:table-cell office:value-type="string">
            <text:p>3.8040E-07</text:p>
          </table:table-cell>
          <table:table-cell office:value-type="string">
            <text:p>3.6805E-08</text:p>
          </table:table-cell>
          <table:table-cell office:value-type="string">
            <text:p>3.3794E-07</text:p>
          </table:table-cell>
          <table:table-cell office:value-type="string">
            <text:p>5.9349E-07</text:p>
          </table:table-cell>
          <table:table-cell office:value-type="string">
            <text:p>2.9592E-07</text:p>
          </table:table-cell>
          <table:table-cell office:value-type="string">
            <text:p>2.4112E-06</text:p>
          </table:table-cell>
        </table:table-row>
        <table:table-row table:style-name="ro1">
          <table:table-cell office:value-type="float" office:value="64154">
            <text:p>64154</text:p>
          </table:table-cell>
          <table:table-cell/>
          <table:table-cell office:value-type="string">
            <text:p>4.6168E-06</text:p>
          </table:table-cell>
          <table:table-cell office:value-type="string">
            <text:p>1.0000E-20</text:p>
          </table:table-cell>
          <table:table-cell office:value-type="string">
            <text:p>4.2949E-06</text:p>
          </table:table-cell>
          <table:table-cell office:value-type="string">
            <text:p>1.3042E-08</text:p>
          </table:table-cell>
          <table:table-cell office:value-type="string">
            <text:p>3.9006E-06</text:p>
          </table:table-cell>
          <table:table-cell office:value-type="string">
            <text:p>1.3661E-07</text:p>
          </table:table-cell>
          <table:table-cell office:value-type="string">
            <text:p>3.4831E-06</text:p>
          </table:table-cell>
          <table:table-cell office:value-type="string">
            <text:p>3.9083E-07</text:p>
          </table:table-cell>
        </table:table-row>
        <table:table-row table:style-name="ro1">
          <table:table-cell office:value-type="float" office:value="64160">
            <text:p>64160</text:p>
          </table:table-cell>
          <table:table-cell/>
          <table:table-cell office:value-type="string">
            <text:p>4.6295E-05</text:p>
          </table:table-cell>
          <table:table-cell office:value-type="string">
            <text:p>1.0000E-20</text:p>
          </table:table-cell>
          <table:table-cell office:value-type="string">
            <text:p>4.6146E-05</text:p>
          </table:table-cell>
          <table:table-cell office:value-type="string">
            <text:p>8.8972E-11</text:p>
          </table:table-cell>
          <table:table-cell office:value-type="string">
            <text:p>4.5981E-05</text:p>
          </table:table-cell>
          <table:table-cell office:value-type="string">
            <text:p>2.0090E-09</text:p>
          </table:table-cell>
          <table:table-cell office:value-type="string">
            <text:p>4.5796E-05</text:p>
          </table:table-cell>
          <table:table-cell office:value-type="string">
            <text:p>8.7703E-09</text:p>
          </table:table-cell>
        </table:table-row>
        <table:table-row table:style-name="ro1">
          <table:table-cell office:value-type="float" office:value="64655">
            <text:p>64655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8.7346E-10</text:p>
          </table:table-cell>
          <table:table-cell office:value-type="string">
            <text:p>3.1946E-09</text:p>
          </table:table-cell>
          <table:table-cell office:value-type="string">
            <text:p>2.1857E-09</text:p>
          </table:table-cell>
          <table:table-cell office:value-type="string">
            <text:p>1.1723E-07</text:p>
          </table:table-cell>
          <table:table-cell office:value-type="string">
            <text:p>3.9990E-09</text:p>
          </table:table-cell>
          <table:table-cell office:value-type="string">
            <text:p>7.9864E-07</text:p>
          </table:table-cell>
        </table:table-row>
        <table:table-row table:style-name="ro1">
          <table:table-cell office:value-type="float" office:value="64656">
            <text:p>64656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3.3332E-07</text:p>
          </table:table-cell>
          <table:table-cell office:value-type="string">
            <text:p>6.6638E-11</text:p>
          </table:table-cell>
          <table:table-cell office:value-type="string">
            <text:p>1.3191E-06</text:p>
          </table:table-cell>
          <table:table-cell office:value-type="string">
            <text:p>4.7848E-09</text:p>
          </table:table-cell>
          <table:table-cell office:value-type="string">
            <text:p>3.5055E-06</text:p>
          </table:table-cell>
          <table:table-cell office:value-type="string">
            <text:p>4.5931E-08</text:p>
          </table:table-cell>
        </table:table-row>
        <table:table-row table:style-name="ro1">
          <table:table-cell office:value-type="float" office:value="64657">
            <text:p>64657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2982E-09</text:p>
          </table:table-cell>
          <table:table-cell office:value-type="string">
            <text:p>1.3091E-12</text:p>
          </table:table-cell>
          <table:table-cell office:value-type="string">
            <text:p>3.1640E-09</text:p>
          </table:table-cell>
          <table:table-cell office:value-type="string">
            <text:p>2.2741E-10</text:p>
          </table:table-cell>
          <table:table-cell office:value-type="string">
            <text:p>4.7560E-09</text:p>
          </table:table-cell>
          <table:table-cell office:value-type="string">
            <text:p>4.0346E-09</text:p>
          </table:table-cell>
        </table:table-row>
        <table:table-row table:style-name="ro1">
          <table:table-cell office:value-type="float" office:value="64658">
            <text:p>64658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0936E-07</text:p>
          </table:table-cell>
          <table:table-cell office:value-type="string">
            <text:p>4.1331E-15</text:p>
          </table:table-cell>
          <table:table-cell office:value-type="string">
            <text:p>3.3555E-07</text:p>
          </table:table-cell>
          <table:table-cell office:value-type="string">
            <text:p>1.5681E-12</text:p>
          </table:table-cell>
          <table:table-cell office:value-type="string">
            <text:p>7.2268E-07</text:p>
          </table:table-cell>
          <table:table-cell office:value-type="string">
            <text:p>4.4935E-11</text:p>
          </table:table-cell>
        </table:table-row>
        <table:table-row table:style-name="ro1">
          <table:table-cell office:value-type="float" office:value="92237">
            <text:p>92237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9.2765E-08</text:p>
          </table:table-cell>
          <table:table-cell office:value-type="string">
            <text:p>6.8467E-17</text:p>
          </table:table-cell>
          <table:table-cell office:value-type="string">
            <text:p>1.3939E-07</text:p>
          </table:table-cell>
          <table:table-cell office:value-type="string">
            <text:p>5.5700E-14</text:p>
          </table:table-cell>
          <table:table-cell office:value-type="string">
            <text:p>1.8127E-07</text:p>
          </table:table-cell>
          <table:table-cell office:value-type="string">
            <text:p>2.6536E-12</text:p>
          </table:table-cell>
        </table:table-row>
        <table:table-row table:style-name="ro1">
          <table:table-cell office:value-type="float" office:value="93237">
            <text:p>93237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3.2170E-06</text:p>
          </table:table-cell>
          <table:table-cell office:value-type="string">
            <text:p>3.0967E-19</text:p>
          </table:table-cell>
          <table:table-cell office:value-type="string">
            <text:p>8.4717E-06</text:p>
          </table:table-cell>
          <table:table-cell office:value-type="string">
            <text:p>4.3805E-16</text:p>
          </table:table-cell>
          <table:table-cell office:value-type="string">
            <text:p>1.4222E-05</text:p>
          </table:table-cell>
          <table:table-cell office:value-type="string">
            <text:p>2.7368E-14</text:p>
          </table:table-cell>
        </table:table-row>
        <table:table-row table:style-name="ro1">
          <table:table-cell office:value-type="float" office:value="93238">
            <text:p>93238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4.9949E-09</text:p>
          </table:table-cell>
          <table:table-cell office:value-type="string">
            <text:p>3.1463E-20</text:p>
          </table:table-cell>
          <table:table-cell office:value-type="string">
            <text:p>1.4273E-08</text:p>
          </table:table-cell>
          <table:table-cell office:value-type="string">
            <text:p>7.4790E-17</text:p>
          </table:table-cell>
          <table:table-cell office:value-type="string">
            <text:p>2.7109E-08</text:p>
          </table:table-cell>
          <table:table-cell office:value-type="string">
            <text:p>6.0007E-15</text:p>
          </table:table-cell>
        </table:table-row>
        <table:table-row table:style-name="ro1">
          <table:table-cell office:value-type="float" office:value="93239">
            <text:p>93239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0340E-06</text:p>
          </table:table-cell>
          <table:table-cell office:value-type="string">
            <text:p>5.5315E-20</text:p>
          </table:table-cell>
          <table:table-cell office:value-type="string">
            <text:p>1.1128E-06</text:p>
          </table:table-cell>
          <table:table-cell office:value-type="string">
            <text:p>1.3333E-16</text:p>
          </table:table-cell>
          <table:table-cell office:value-type="string">
            <text:p>1.2458E-06</text:p>
          </table:table-cell>
          <table:table-cell office:value-type="string">
            <text:p>1.1255E-14</text:p>
          </table:table-cell>
        </table:table-row>
        <table:table-row table:style-name="ro1">
          <table:table-cell office:value-type="float" office:value="95342">
            <text:p>95342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0686E-09</text:p>
          </table:table-cell>
          <table:table-cell office:value-type="string">
            <text:p>1.6158E-20</text:p>
          </table:table-cell>
          <table:table-cell office:value-type="string">
            <text:p>1.5441E-08</text:p>
          </table:table-cell>
          <table:table-cell office:value-type="string">
            <text:p>4.6782E-17</text:p>
          </table:table-cell>
          <table:table-cell office:value-type="string">
            <text:p>3.4207E-08</text:p>
          </table:table-cell>
          <table:table-cell office:value-type="string">
            <text:p>4.7855E-15</text:p>
          </table:table-cell>
        </table:table-row>
        <table:table-row table:style-name="ro1">
          <table:table-cell office:value-type="float" office:value="95243">
            <text:p>95243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4.4465E-08</text:p>
          </table:table-cell>
          <table:table-cell office:value-type="string">
            <text:p>1.0000E-20</text:p>
          </table:table-cell>
          <table:table-cell office:value-type="string">
            <text:p>6.3271E-07</text:p>
          </table:table-cell>
          <table:table-cell office:value-type="string">
            <text:p>1.4404E-17</text:p>
          </table:table-cell>
          <table:table-cell office:value-type="string">
            <text:p>2.4645E-06</text:p>
          </table:table-cell>
          <table:table-cell office:value-type="string">
            <text:p>2.5576E-15</text:p>
          </table:table-cell>
        </table:table-row>
        <table:table-row table:style-name="ro1">
          <table:table-cell office:value-type="float" office:value="96242">
            <text:p>96242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5047E-08</text:p>
          </table:table-cell>
          <table:table-cell office:value-type="string">
            <text:p>6.8102E-07</text:p>
          </table:table-cell>
          <table:table-cell office:value-type="string">
            <text:p>1.4400E-07</text:p>
          </table:table-cell>
          <table:table-cell office:value-type="string">
            <text:p>1.3147E-06</text:p>
          </table:table-cell>
          <table:table-cell office:value-type="string">
            <text:p>3.9960E-07</text:p>
          </table:table-cell>
          <table:table-cell office:value-type="string">
            <text:p>1.8964E-06</text:p>
          </table:table-cell>
        </table:table-row>
        <table:table-row table:style-name="ro1">
          <table:table-cell office:value-type="float" office:value="96243">
            <text:p>96243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0911E-10</text:p>
          </table:table-cell>
          <table:table-cell office:value-type="string">
            <text:p>6.0477E-09</text:p>
          </table:table-cell>
          <table:table-cell office:value-type="string">
            <text:p>2.1563E-09</text:p>
          </table:table-cell>
          <table:table-cell office:value-type="string">
            <text:p>2.4136E-08</text:p>
          </table:table-cell>
          <table:table-cell office:value-type="string">
            <text:p>9.0305E-09</text:p>
          </table:table-cell>
          <table:table-cell office:value-type="string">
            <text:p>5.4809E-08</text:p>
          </table:table-cell>
        </table:table-row>
        <table:table-row table:style-name="ro1">
          <table:table-cell office:value-type="float" office:value="96244">
            <text:p>96244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4.1900E-09</text:p>
          </table:table-cell>
          <table:table-cell office:value-type="string">
            <text:p>1.6312E-06</text:p>
          </table:table-cell>
          <table:table-cell office:value-type="string">
            <text:p>1.2900E-07</text:p>
          </table:table-cell>
          <table:table-cell office:value-type="string">
            <text:p>2.8495E-06</text:p>
          </table:table-cell>
          <table:table-cell office:value-type="string">
            <text:p>8.2732E-07</text:p>
          </table:table-cell>
          <table:table-cell office:value-type="string">
            <text:p>3.6863E-06</text:p>
          </table:table-cell>
        </table:table-row>
        <table:table-row table:style-name="ro1">
          <table:table-cell office:value-type="float" office:value="96245">
            <text:p>96245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9.4576E-11</text:p>
          </table:table-cell>
          <table:table-cell office:value-type="string">
            <text:p>3.3580E-06</text:p>
          </table:table-cell>
          <table:table-cell office:value-type="string">
            <text:p>5.4106E-09</text:p>
          </table:table-cell>
          <table:table-cell office:value-type="string">
            <text:p>6.5576E-06</text:p>
          </table:table-cell>
          <table:table-cell office:value-type="string">
            <text:p>4.8095E-08</text:p>
          </table:table-cell>
          <table:table-cell office:value-type="string">
            <text:p>9.6801E-06</text:p>
          </table:table-cell>
        </table:table-row>
        <table:table-row table:style-name="ro1">
          <table:table-cell office:value-type="float" office:value="96246">
            <text:p>96246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9772E-12</text:p>
          </table:table-cell>
          <table:table-cell office:value-type="string">
            <text:p>8.4447E-07</text:p>
          </table:table-cell>
          <table:table-cell office:value-type="string">
            <text:p>2.6778E-10</text:p>
          </table:table-cell>
          <table:table-cell office:value-type="string">
            <text:p>1.4946E-06</text:p>
          </table:table-cell>
          <table:table-cell office:value-type="string">
            <text:p>4.2985E-09</text:p>
          </table:table-cell>
          <table:table-cell office:value-type="string">
            <text:p>1.9933E-06</text:p>
          </table:table-cell>
        </table:table-row>
        <table:table-row table:style-name="ro1">
          <table:table-cell office:value-type="float" office:value="96247">
            <text:p>96247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6.8259E-15</text:p>
          </table:table-cell>
          <table:table-cell office:value-type="string">
            <text:p>6.1869E-06</text:p>
          </table:table-cell>
          <table:table-cell office:value-type="string">
            <text:p>1.9198E-12</text:p>
          </table:table-cell>
          <table:table-cell office:value-type="string">
            <text:p>1.1506E-05</text:p>
          </table:table-cell>
          <table:table-cell office:value-type="string">
            <text:p>4.8780E-11</text:p>
          </table:table-cell>
          <table:table-cell office:value-type="string">
            <text:p>1.6141E-05</text:p>
          </table:table-cell>
        </table:table-row>
        <table:table-row table:style-name="ro1">
          <table:table-cell office:value-type="float" office:value="96248">
            <text:p>96248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2286E-16</text:p>
          </table:table-cell>
          <table:table-cell office:value-type="string">
            <text:p>1.6817E-06</text:p>
          </table:table-cell>
          <table:table-cell office:value-type="string">
            <text:p>7.1148E-14</text:p>
          </table:table-cell>
          <table:table-cell office:value-type="string">
            <text:p>1.4462E-06</text:p>
          </table:table-cell>
          <table:table-cell office:value-type="string">
            <text:p>2.9462E-12</text:p>
          </table:table-cell>
          <table:table-cell office:value-type="string">
            <text:p>1.2464E-06</text:p>
          </table:table-cell>
        </table:table-row>
        <table:table-row table:style-name="ro1">
          <table:table-cell office:value-type="float" office:value="97249">
            <text:p>97249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5.9962E-19</text:p>
          </table:table-cell>
          <table:table-cell office:value-type="string">
            <text:p>1.7580E-05</text:p>
          </table:table-cell>
          <table:table-cell office:value-type="string">
            <text:p>5.7366E-16</text:p>
          </table:table-cell>
          <table:table-cell office:value-type="string">
            <text:p>3.1837E-05</text:p>
          </table:table-cell>
          <table:table-cell office:value-type="string">
            <text:p>3.0688E-14</text:p>
          </table:table-cell>
          <table:table-cell office:value-type="string">
            <text:p>4.3449E-05</text:p>
          </table:table-cell>
        </table:table-row>
        <table:table-row table:style-name="ro1">
          <table:table-cell office:value-type="float" office:value="98249">
            <text:p>98249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6.1161E-20</text:p>
          </table:table-cell>
          <table:table-cell office:value-type="string">
            <text:p>1.3041E-05</text:p>
          </table:table-cell>
          <table:table-cell office:value-type="string">
            <text:p>1.0147E-16</text:p>
          </table:table-cell>
          <table:table-cell office:value-type="string">
            <text:p>2.5798E-05</text:p>
          </table:table-cell>
          <table:table-cell office:value-type="string">
            <text:p>6.8604E-15</text:p>
          </table:table-cell>
          <table:table-cell office:value-type="string">
            <text:p>3.6773E-05</text:p>
          </table:table-cell>
        </table:table-row>
        <table:table-row table:style-name="ro1">
          <table:table-cell office:value-type="float" office:value="98250">
            <text:p>98250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1205E-19</text:p>
          </table:table-cell>
          <table:table-cell office:value-type="string">
            <text:p>2.4594E-06</text:p>
          </table:table-cell>
          <table:table-cell office:value-type="string">
            <text:p>1.7954E-16</text:p>
          </table:table-cell>
          <table:table-cell office:value-type="string">
            <text:p>2.1544E-06</text:p>
          </table:table-cell>
          <table:table-cell office:value-type="string">
            <text:p>1.2776E-14</text:p>
          </table:table-cell>
          <table:table-cell office:value-type="string">
            <text:p>1.8944E-06</text:p>
          </table:table-cell>
        </table:table-row>
        <table:table-row table:style-name="ro1">
          <table:table-cell office:value-type="float" office:value="98251">
            <text:p>9825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9730E-20</text:p>
          </table:table-cell>
          <table:table-cell office:value-type="string">
            <text:p>1.5958E-05</text:p>
          </table:table-cell>
          <table:table-cell office:value-type="string">
            <text:p>6.4364E-17</text:p>
          </table:table-cell>
          <table:table-cell office:value-type="string">
            <text:p>3.2190E-05</text:p>
          </table:table-cell>
          <table:table-cell office:value-type="string">
            <text:p>5.4754E-15</text:p>
          </table:table-cell>
          <table:table-cell office:value-type="string">
            <text:p>4.6388E-05</text:p>
          </table:table-cell>
        </table:table-row>
        <table:table-row table:style-name="ro1">
          <table:table-cell office:value-type="float" office:value="98252">
            <text:p>98252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0684E-20</text:p>
          </table:table-cell>
          <table:table-cell office:value-type="string">
            <text:p>2.0568E-05</text:p>
          </table:table-cell>
          <table:table-cell office:value-type="string">
            <text:p>2.0805E-17</text:p>
          </table:table-cell>
          <table:table-cell office:value-type="string">
            <text:p>3.8945E-05</text:p>
          </table:table-cell>
          <table:table-cell office:value-type="string">
            <text:p>3.0025E-15</text:p>
          </table:table-cell>
          <table:table-cell office:value-type="string">
            <text:p>5.5480E-05</text:p>
          </table:table-cell>
        </table:table-row>
        <table:table-row table:style-name="ro1">
          <table:table-cell office:value-type="float" office:value="35581">
            <text:p>3558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6.7172E-07</text:p>
          </table:table-cell>
          <table:table-cell office:value-type="string">
            <text:p>3.2520E-06</text:p>
          </table:table-cell>
          <table:table-cell office:value-type="string">
            <text:p>1.2977E-06</text:p>
          </table:table-cell>
          <table:table-cell office:value-type="string">
            <text:p>3.0577E-06</text:p>
          </table:table-cell>
          <table:table-cell office:value-type="string">
            <text:p>1.8736E-06</text:p>
          </table:table-cell>
          <table:table-cell office:value-type="string">
            <text:p>2.8834E-06</text:p>
          </table:table-cell>
        </table:table-row>
        <table:table-row table:style-name="ro1">
          <table:table-cell office:value-type="float" office:value="36582">
            <text:p>36582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6.3416E-09</text:p>
          </table:table-cell>
          <table:table-cell office:value-type="string">
            <text:p>2.1378E-05</text:p>
          </table:table-cell>
          <table:table-cell office:value-type="string">
            <text:p>2.4246E-08</text:p>
          </table:table-cell>
          <table:table-cell office:value-type="string">
            <text:p>4.1516E-05</text:p>
          </table:table-cell>
          <table:table-cell office:value-type="string">
            <text:p>5.4321E-08</text:p>
          </table:table-cell>
          <table:table-cell office:value-type="string">
            <text:p>6.0636E-05</text:p>
          </table:table-cell>
        </table:table-row>
        <table:table-row table:style-name="ro1">
          <table:table-cell office:value-type="float" office:value="36583">
            <text:p>36583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6035E-06</text:p>
          </table:table-cell>
          <table:table-cell office:value-type="string">
            <text:p>1.7827E-06</text:p>
          </table:table-cell>
          <table:table-cell office:value-type="string">
            <text:p>2.8075E-06</text:p>
          </table:table-cell>
          <table:table-cell office:value-type="string">
            <text:p>1.6782E-06</text:p>
          </table:table-cell>
          <table:table-cell office:value-type="string">
            <text:p>3.6448E-06</text:p>
          </table:table-cell>
          <table:table-cell office:value-type="string">
            <text:p>1.5820E-06</text:p>
          </table:table-cell>
        </table:table-row>
        <table:table-row table:style-name="ro1">
          <table:table-cell office:value-type="float" office:value="36584">
            <text:p>36584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3.3063E-06</text:p>
          </table:table-cell>
          <table:table-cell office:value-type="string">
            <text:p>2.3984E-07</text:p>
          </table:table-cell>
          <table:table-cell office:value-type="string">
            <text:p>6.4529E-06</text:p>
          </table:table-cell>
          <table:table-cell office:value-type="string">
            <text:p>1.2475E-06</text:p>
          </table:table-cell>
          <table:table-cell office:value-type="string">
            <text:p>9.5326E-06</text:p>
          </table:table-cell>
          <table:table-cell office:value-type="string">
            <text:p>3.1169E-06</text:p>
          </table:table-cell>
        </table:table-row>
        <table:table-row table:style-name="ro1">
          <table:table-cell office:value-type="float" office:value="36585">
            <text:p>36585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8.2902E-07</text:p>
          </table:table-cell>
          <table:table-cell office:value-type="string">
            <text:p>2.0505E-05</text:p>
          </table:table-cell>
          <table:table-cell office:value-type="string">
            <text:p>1.4688E-06</text:p>
          </table:table-cell>
          <table:table-cell office:value-type="string">
            <text:p>4.0218E-05</text:p>
          </table:table-cell>
          <table:table-cell office:value-type="string">
            <text:p>1.9630E-06</text:p>
          </table:table-cell>
          <table:table-cell office:value-type="string">
            <text:p>5.9206E-05</text:p>
          </table:table-cell>
        </table:table-row>
        <table:table-row table:style-name="ro1">
          <table:table-cell office:value-type="float" office:value="36586">
            <text:p>36586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6.0746E-06</text:p>
          </table:table-cell>
          <table:table-cell office:value-type="string">
            <text:p>2.0300E-05</text:p>
          </table:table-cell>
          <table:table-cell office:value-type="string">
            <text:p>1.1305E-05</text:p>
          </table:table-cell>
          <table:table-cell office:value-type="string">
            <text:p>4.0464E-05</text:p>
          </table:table-cell>
          <table:table-cell office:value-type="string">
            <text:p>1.5890E-05</text:p>
          </table:table-cell>
          <table:table-cell office:value-type="string">
            <text:p>6.0494E-05</text:p>
          </table:table-cell>
        </table:table-row>
        <table:table-row table:style-name="ro1">
          <table:table-cell office:value-type="float" office:value="38589">
            <text:p>38589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6459E-06</text:p>
          </table:table-cell>
          <table:table-cell office:value-type="string">
            <text:p>1.4165E-07</text:p>
          </table:table-cell>
          <table:table-cell office:value-type="string">
            <text:p>1.4260E-06</text:p>
          </table:table-cell>
          <table:table-cell office:value-type="string">
            <text:p>1.4110E-07</text:p>
          </table:table-cell>
          <table:table-cell office:value-type="string">
            <text:p>1.2350E-06</text:p>
          </table:table-cell>
          <table:table-cell office:value-type="string">
            <text:p>1.4067E-07</text:p>
          </table:table-cell>
        </table:table-row>
        <table:table-row table:style-name="ro1">
          <table:table-cell office:value-type="float" office:value="38590">
            <text:p>38590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7242E-05</text:p>
          </table:table-cell>
          <table:table-cell office:value-type="string">
            <text:p>2.2185E-05</text:p>
          </table:table-cell>
          <table:table-cell office:value-type="string">
            <text:p>3.1256E-05</text:p>
          </table:table-cell>
          <table:table-cell office:value-type="string">
            <text:p>4.4392E-05</text:p>
          </table:table-cell>
          <table:table-cell office:value-type="string">
            <text:p>4.2751E-05</text:p>
          </table:table-cell>
          <table:table-cell office:value-type="string">
            <text:p>6.6545E-05</text:p>
          </table:table-cell>
        </table:table-row>
        <table:table-row table:style-name="ro1">
          <table:table-cell office:value-type="float" office:value="39589">
            <text:p>39589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2797E-05</text:p>
          </table:table-cell>
          <table:table-cell office:value-type="string">
            <text:p>8.2211E-07</text:p>
          </table:table-cell>
          <table:table-cell office:value-type="string">
            <text:p>2.5323E-05</text:p>
          </table:table-cell>
          <table:table-cell office:value-type="string">
            <text:p>3.3294E-06</text:p>
          </table:table-cell>
          <table:table-cell office:value-type="string">
            <text:p>3.6173E-05</text:p>
          </table:table-cell>
          <table:table-cell office:value-type="string">
            <text:p>7.6369E-06</text:p>
          </table:table-cell>
        </table:table-row>
        <table:table-row table:style-name="ro1">
          <table:table-cell office:value-type="float" office:value="39591">
            <text:p>3959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4108E-06</text:p>
          </table:table-cell>
          <table:table-cell office:value-type="string">
            <text:p>1.6546E-05</text:p>
          </table:table-cell>
          <table:table-cell office:value-type="string">
            <text:p>2.1250E-06</text:p>
          </table:table-cell>
          <table:table-cell office:value-type="string">
            <text:p>3.4909E-05</text:p>
          </table:table-cell>
          <table:table-cell office:value-type="string">
            <text:p>1.8766E-06</text:p>
          </table:table-cell>
          <table:table-cell office:value-type="string">
            <text:p>5.5006E-05</text:p>
          </table:table-cell>
        </table:table-row>
        <table:table-row table:style-name="ro1">
          <table:table-cell office:value-type="float" office:value="40591">
            <text:p>4059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5679E-05</text:p>
          </table:table-cell>
          <table:table-cell office:value-type="string">
            <text:p>1.3469E-06</text:p>
          </table:table-cell>
          <table:table-cell office:value-type="string">
            <text:p>3.1632E-05</text:p>
          </table:table-cell>
          <table:table-cell office:value-type="string">
            <text:p>1.5559E-06</text:p>
          </table:table-cell>
          <table:table-cell office:value-type="string">
            <text:p>4.5670E-05</text:p>
          </table:table-cell>
          <table:table-cell office:value-type="string">
            <text:p>1.7312E-06</text:p>
          </table:table-cell>
        </table:table-row>
        <table:table-row table:style-name="ro1">
          <table:table-cell office:value-type="float" office:value="40593">
            <text:p>40593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0242E-05</text:p>
          </table:table-cell>
          <table:table-cell office:value-type="string">
            <text:p>9.1828E-06</text:p>
          </table:table-cell>
          <table:table-cell office:value-type="string">
            <text:p>3.8358E-05</text:p>
          </table:table-cell>
          <table:table-cell office:value-type="string">
            <text:p>2.1199E-05</text:p>
          </table:table-cell>
          <table:table-cell office:value-type="string">
            <text:p>5.4727E-05</text:p>
          </table:table-cell>
          <table:table-cell office:value-type="string">
            <text:p>3.5461E-05</text:p>
          </table:table-cell>
        </table:table-row>
        <table:table-row table:style-name="ro1">
          <table:table-cell office:value-type="float" office:value="40595">
            <text:p>40595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3.2043E-06</text:p>
          </table:table-cell>
          <table:table-cell office:value-type="string">
            <text:p>3.4907E-09</text:p>
          </table:table-cell>
          <table:table-cell office:value-type="string">
            <text:p>3.0225E-06</text:p>
          </table:table-cell>
          <table:table-cell office:value-type="string">
            <text:p>4.6994E-09</text:p>
          </table:table-cell>
          <table:table-cell office:value-type="string">
            <text:p>2.8557E-06</text:p>
          </table:table-cell>
          <table:table-cell office:value-type="string">
            <text:p>5.7353E-09</text:p>
          </table:table-cell>
        </table:table-row>
        <table:table-row table:style-name="ro1">
          <table:table-cell office:value-type="float" office:value="40596">
            <text:p>40596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1103E-05</text:p>
          </table:table-cell>
          <table:table-cell office:value-type="string">
            <text:p>2.4023E-06</text:p>
          </table:table-cell>
          <table:table-cell office:value-type="string">
            <text:p>4.0994E-05</text:p>
          </table:table-cell>
          <table:table-cell office:value-type="string">
            <text:p>4.8172E-06</text:p>
          </table:table-cell>
          <table:table-cell office:value-type="string">
            <text:p>5.9921E-05</text:p>
          </table:table-cell>
          <table:table-cell office:value-type="string">
            <text:p>6.9639E-06</text:p>
          </table:table-cell>
        </table:table-row>
        <table:table-row table:style-name="ro1">
          <table:table-cell office:value-type="float" office:value="41595">
            <text:p>41595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7565E-06</text:p>
          </table:table-cell>
          <table:table-cell office:value-type="string">
            <text:p>1.4548E-06</text:p>
          </table:table-cell>
          <table:table-cell office:value-type="string">
            <text:p>1.6585E-06</text:p>
          </table:table-cell>
          <table:table-cell office:value-type="string">
            <text:p>6.4952E-06</text:p>
          </table:table-cell>
          <table:table-cell office:value-type="string">
            <text:p>1.5666E-06</text:p>
          </table:table-cell>
          <table:table-cell office:value-type="string">
            <text:p>1.5251E-05</text:p>
          </table:table-cell>
        </table:table-row>
        <table:table-row table:style-name="ro1">
          <table:table-cell office:value-type="float" office:value="42596">
            <text:p>42596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4858E-07</text:p>
          </table:table-cell>
          <table:table-cell office:value-type="string">
            <text:p>1.5408E-06</text:p>
          </table:table-cell>
          <table:table-cell office:value-type="string">
            <text:p>1.2397E-06</text:p>
          </table:table-cell>
          <table:table-cell office:value-type="string">
            <text:p>6.2783E-06</text:p>
          </table:table-cell>
          <table:table-cell office:value-type="string">
            <text:p>3.0630E-06</text:p>
          </table:table-cell>
          <table:table-cell office:value-type="string">
            <text:p>1.4196E-05</text:p>
          </table:table-cell>
        </table:table-row>
        <table:table-row table:style-name="ro1">
          <table:table-cell office:value-type="float" office:value="42597">
            <text:p>42597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0262E-05</text:p>
          </table:table-cell>
          <table:table-cell office:value-type="string">
            <text:p>2.8725E-09</text:p>
          </table:table-cell>
          <table:table-cell office:value-type="string">
            <text:p>3.9757E-05</text:p>
          </table:table-cell>
          <table:table-cell office:value-type="string">
            <text:p>1.1883E-08</text:p>
          </table:table-cell>
          <table:table-cell office:value-type="string">
            <text:p>5.8559E-05</text:p>
          </table:table-cell>
          <table:table-cell office:value-type="string">
            <text:p>2.6070E-08</text:p>
          </table:table-cell>
        </table:table-row>
        <table:table-row table:style-name="ro1">
          <table:table-cell office:value-type="float" office:value="42598">
            <text:p>42598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0094E-05</text:p>
          </table:table-cell>
          <table:table-cell office:value-type="string">
            <text:p>6.5279E-09</text:p>
          </table:table-cell>
          <table:table-cell office:value-type="string">
            <text:p>4.0051E-05</text:p>
          </table:table-cell>
          <table:table-cell office:value-type="string">
            <text:p>1.0281E-08</text:p>
          </table:table-cell>
          <table:table-cell office:value-type="string">
            <text:p>5.9881E-05</text:p>
          </table:table-cell>
          <table:table-cell office:value-type="string">
            <text:p>1.3904E-08</text:p>
          </table:table-cell>
        </table:table-row>
        <table:table-row table:style-name="ro1">
          <table:table-cell office:value-type="float" office:value="42599">
            <text:p>42599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4021E-07</text:p>
          </table:table-cell>
          <table:table-cell office:value-type="string">
            <text:p>1.0161E-07</text:p>
          </table:table-cell>
          <table:table-cell office:value-type="string">
            <text:p>1.3970E-07</text:p>
          </table:table-cell>
          <table:table-cell office:value-type="string">
            <text:p>6.2720E-07</text:p>
          </table:table-cell>
          <table:table-cell office:value-type="string">
            <text:p>1.3930E-07</text:p>
          </table:table-cell>
          <table:table-cell office:value-type="string">
            <text:p>1.8651E-06</text:p>
          </table:table-cell>
        </table:table-row>
        <table:table-row table:style-name="ro1">
          <table:table-cell office:value-type="float" office:value="42600">
            <text:p>42600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1971E-05</text:p>
          </table:table-cell>
          <table:table-cell office:value-type="string">
            <text:p>2.4575E-07</text:p>
          </table:table-cell>
          <table:table-cell office:value-type="string">
            <text:p>4.3964E-05</text:p>
          </table:table-cell>
          <table:table-cell office:value-type="string">
            <text:p>7.1173E-07</text:p>
          </table:table-cell>
          <table:table-cell office:value-type="string">
            <text:p>6.5903E-05</text:p>
          </table:table-cell>
          <table:table-cell office:value-type="string">
            <text:p>1.3811E-06</text:p>
          </table:table-cell>
        </table:table-row>
        <table:table-row table:style-name="ro1">
          <table:table-cell office:value-type="float" office:value="44600">
            <text:p>44600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8.6413E-07</text:p>
          </table:table-cell>
          <table:table-cell office:value-type="string">
            <text:p>7.2293E-09</text:p>
          </table:table-cell>
          <table:table-cell office:value-type="string">
            <text:p>3.3478E-06</text:p>
          </table:table-cell>
          <table:table-cell office:value-type="string">
            <text:p>8.4901E-09</text:p>
          </table:table-cell>
          <table:table-cell office:value-type="string">
            <text:p>7.5767E-06</text:p>
          </table:table-cell>
          <table:table-cell office:value-type="string">
            <text:p>8.9334E-09</text:p>
          </table:table-cell>
        </table:table-row>
        <table:table-row table:style-name="ro1">
          <table:table-cell office:value-type="float" office:value="44602">
            <text:p>44602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6484E-05</text:p>
          </table:table-cell>
          <table:table-cell office:value-type="string">
            <text:p>2.2483E-07</text:p>
          </table:table-cell>
          <table:table-cell office:value-type="string">
            <text:p>3.4722E-05</text:p>
          </table:table-cell>
          <table:table-cell office:value-type="string">
            <text:p>4.8084E-07</text:p>
          </table:table-cell>
          <table:table-cell office:value-type="string">
            <text:p>5.4619E-05</text:p>
          </table:table-cell>
          <table:table-cell office:value-type="string">
            <text:p>7.5492E-07</text:p>
          </table:table-cell>
        </table:table-row>
        <table:table-row table:style-name="ro1">
          <table:table-cell office:value-type="float" office:value="44603">
            <text:p>44603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3516E-06</text:p>
          </table:table-cell>
          <table:table-cell office:value-type="string">
            <text:p>1.8157E-07</text:p>
          </table:table-cell>
          <table:table-cell office:value-type="string">
            <text:p>1.5459E-06</text:p>
          </table:table-cell>
          <table:table-cell office:value-type="string">
            <text:p>3.4148E-07</text:p>
          </table:table-cell>
          <table:table-cell office:value-type="string">
            <text:p>1.7135E-06</text:p>
          </table:table-cell>
          <table:table-cell office:value-type="string">
            <text:p>4.7530E-07</text:p>
          </table:table-cell>
        </table:table-row>
        <table:table-row table:style-name="ro1">
          <table:table-cell office:value-type="float" office:value="44604">
            <text:p>44604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9.2745E-06</text:p>
          </table:table-cell>
          <table:table-cell office:value-type="string">
            <text:p>8.2159E-09</text:p>
          </table:table-cell>
          <table:table-cell office:value-type="string">
            <text:p>2.1297E-05</text:p>
          </table:table-cell>
          <table:table-cell office:value-type="string">
            <text:p>9.6521E-09</text:p>
          </table:table-cell>
          <table:table-cell office:value-type="string">
            <text:p>3.5438E-05</text:p>
          </table:table-cell>
          <table:table-cell office:value-type="string">
            <text:p>1.0734E-08</text:p>
          </table:table-cell>
        </table:table-row>
        <table:table-row table:style-name="ro1">
          <table:table-cell office:value-type="float" office:value="44605">
            <text:p>44605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3.5572E-09</text:p>
          </table:table-cell>
          <table:table-cell office:value-type="string">
            <text:p>2.5227E-08</text:p>
          </table:table-cell>
          <table:table-cell office:value-type="string">
            <text:p>4.6817E-09</text:p>
          </table:table-cell>
          <table:table-cell office:value-type="string">
            <text:p>2.8842E-08</text:p>
          </table:table-cell>
          <table:table-cell office:value-type="string">
            <text:p>5.6739E-09</text:p>
          </table:table-cell>
          <table:table-cell office:value-type="string">
            <text:p>3.0337E-08</text:p>
          </table:table-cell>
        </table:table-row>
        <table:table-row table:style-name="ro1">
          <table:table-cell office:value-type="float" office:value="44606">
            <text:p>44606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4836E-06</text:p>
          </table:table-cell>
          <table:table-cell office:value-type="string">
            <text:p>3.9184E-08</text:p>
          </table:table-cell>
          <table:table-cell office:value-type="string">
            <text:p>4.8696E-06</text:p>
          </table:table-cell>
          <table:table-cell office:value-type="string">
            <text:p>4.4830E-08</text:p>
          </table:table-cell>
          <table:table-cell office:value-type="string">
            <text:p>6.9378E-06</text:p>
          </table:table-cell>
          <table:table-cell office:value-type="string">
            <text:p>4.9137E-08</text:p>
          </table:table-cell>
        </table:table-row>
        <table:table-row table:style-name="ro1">
          <table:table-cell office:value-type="float" office:value="46604">
            <text:p>46604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5227E-06</text:p>
          </table:table-cell>
          <table:table-cell office:value-type="string">
            <text:p>1.2398E-07</text:p>
          </table:table-cell>
          <table:table-cell office:value-type="string">
            <text:p>6.5388E-06</text:p>
          </table:table-cell>
          <table:table-cell office:value-type="string">
            <text:p>1.2611E-07</text:p>
          </table:table-cell>
          <table:table-cell office:value-type="string">
            <text:p>1.5181E-05</text:p>
          </table:table-cell>
          <table:table-cell office:value-type="string">
            <text:p>1.2764E-07</text:p>
          </table:table-cell>
        </table:table-row>
        <table:table-row table:style-name="ro1">
          <table:table-cell office:value-type="float" office:value="46606">
            <text:p>46606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6013E-06</text:p>
          </table:table-cell>
          <table:table-cell office:value-type="string">
            <text:p>6.8599E-07</text:p>
          </table:table-cell>
          <table:table-cell office:value-type="string">
            <text:p>6.4306E-06</text:p>
          </table:table-cell>
          <table:table-cell office:value-type="string">
            <text:p>1.5307E-06</text:p>
          </table:table-cell>
          <table:table-cell office:value-type="string">
            <text:p>1.4351E-05</text:p>
          </table:table-cell>
          <table:table-cell office:value-type="string">
            <text:p>2.4328E-06</text:p>
          </table:table-cell>
        </table:table-row>
        <table:table-row table:style-name="ro1">
          <table:table-cell office:value-type="float" office:value="47710">
            <text:p>47710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3.1577E-09</text:p>
          </table:table-cell>
          <table:table-cell office:value-type="string">
            <text:p>2.3714E-06</text:p>
          </table:table-cell>
          <table:table-cell office:value-type="string">
            <text:p>1.2209E-08</text:p>
          </table:table-cell>
          <table:table-cell office:value-type="string">
            <text:p>5.1835E-06</text:p>
          </table:table-cell>
          <table:table-cell office:value-type="string">
            <text:p>2.6216E-08</text:p>
          </table:table-cell>
          <table:table-cell office:value-type="string">
            <text:p>8.2218E-06</text:p>
          </table:table-cell>
        </table:table-row>
        <table:table-row table:style-name="ro1">
          <table:table-cell office:value-type="float" office:value="47611">
            <text:p>4761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6.7505E-09</text:p>
          </table:table-cell>
          <table:table-cell office:value-type="string">
            <text:p>2.1190E-07</text:p>
          </table:table-cell>
          <table:table-cell office:value-type="string">
            <text:p>1.0276E-08</text:p>
          </table:table-cell>
          <table:table-cell office:value-type="string">
            <text:p>2.1877E-07</text:p>
          </table:table-cell>
          <table:table-cell office:value-type="string">
            <text:p>1.3770E-08</text:p>
          </table:table-cell>
          <table:table-cell office:value-type="string">
            <text:p>2.2373E-07</text:p>
          </table:table-cell>
        </table:table-row>
        <table:table-row table:style-name="ro1">
          <table:table-cell office:value-type="float" office:value="48610">
            <text:p>48610</text:p>
          </table:table-cell>
          <table:table-cell/>
          <table:table-cell office:value-type="string">
            <text:p>1.0000E-20</text:p>
          </table:table-cell>
          <table:table-cell office:value-type="string">
            <text:p>1.4641E-08</text:p>
          </table:table-cell>
          <table:table-cell office:value-type="string">
            <text:p>1.1343E-07</text:p>
          </table:table-cell>
          <table:table-cell office:value-type="string">
            <text:p>1.4643E-08</text:p>
          </table:table-cell>
          <table:table-cell office:value-type="string">
            <text:p>6.5710E-07</text:p>
          </table:table-cell>
          <table:table-cell office:value-type="string">
            <text:p>1.4668E-08</text:p>
          </table:table-cell>
          <table:table-cell office:value-type="string">
            <text:p>1.9019E-06</text:p>
          </table:table-cell>
          <table:table-cell office:value-type="string">
            <text:p>1.4698E-08</text:p>
          </table:table-cell>
        </table:table-row>
        <table:table-row table:style-name="ro1">
          <table:table-cell office:value-type="float" office:value="48611">
            <text:p>4861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5670E-07</text:p>
          </table:table-cell>
          <table:table-cell office:value-type="string">
            <text:p>1.5350E-08</text:p>
          </table:table-cell>
          <table:table-cell office:value-type="string">
            <text:p>7.2835E-07</text:p>
          </table:table-cell>
          <table:table-cell office:value-type="string">
            <text:p>7.4307E-08</text:p>
          </table:table-cell>
          <table:table-cell office:value-type="string">
            <text:p>1.3939E-06</text:p>
          </table:table-cell>
          <table:table-cell office:value-type="string">
            <text:p>1.9291E-07</text:p>
          </table:table-cell>
        </table:table-row>
        <table:table-row table:style-name="ro1">
          <table:table-cell office:value-type="float" office:value="48613">
            <text:p>48613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7.8770E-09</text:p>
          </table:table-cell>
          <table:table-cell office:value-type="string">
            <text:p>2.8412E-08</text:p>
          </table:table-cell>
          <table:table-cell office:value-type="string">
            <text:p>8.6179E-09</text:p>
          </table:table-cell>
          <table:table-cell office:value-type="string">
            <text:p>1.2842E-07</text:p>
          </table:table-cell>
          <table:table-cell office:value-type="string">
            <text:p>8.9978E-09</text:p>
          </table:table-cell>
          <table:table-cell office:value-type="string">
            <text:p>3.2837E-07</text:p>
          </table:table-cell>
        </table:table-row>
        <table:table-row table:style-name="ro1">
          <table:table-cell office:value-type="float" office:value="51500">
            <text:p>51500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3053E-07</text:p>
          </table:table-cell>
          <table:table-cell office:value-type="string">
            <text:p>1.6869E-05</text:p>
          </table:table-cell>
          <table:table-cell office:value-type="string">
            <text:p>4.8546E-07</text:p>
          </table:table-cell>
          <table:table-cell office:value-type="string">
            <text:p>3.6836E-05</text:p>
          </table:table-cell>
          <table:table-cell office:value-type="string">
            <text:p>7.5610E-07</text:p>
          </table:table-cell>
          <table:table-cell office:value-type="string">
            <text:p>5.9422E-05</text:p>
          </table:table-cell>
        </table:table-row>
        <table:table-row table:style-name="ro1">
          <table:table-cell office:value-type="float" office:value="51625">
            <text:p>51625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8514E-07</text:p>
          </table:table-cell>
          <table:table-cell office:value-type="string">
            <text:p>2.9719E-07</text:p>
          </table:table-cell>
          <table:table-cell office:value-type="string">
            <text:p>3.4325E-07</text:p>
          </table:table-cell>
          <table:table-cell office:value-type="string">
            <text:p>2.9674E-07</text:p>
          </table:table-cell>
          <table:table-cell office:value-type="string">
            <text:p>4.7374E-07</text:p>
          </table:table-cell>
          <table:table-cell office:value-type="string">
            <text:p>2.9618E-07</text:p>
          </table:table-cell>
        </table:table-row>
        <table:table-row table:style-name="ro1">
          <table:table-cell office:value-type="float" office:value="51627">
            <text:p>51627</text:p>
          </table:table-cell>
          <table:table-cell/>
          <table:table-cell office:value-type="string">
            <text:p>1.0000E-20</text:p>
          </table:table-cell>
          <table:table-cell office:value-type="string">
            <text:p>9.5757E-09</text:p>
          </table:table-cell>
          <table:table-cell office:value-type="string">
            <text:p>8.2786E-09</text:p>
          </table:table-cell>
          <table:table-cell office:value-type="string">
            <text:p>9.5212E-09</text:p>
          </table:table-cell>
          <table:table-cell office:value-type="string">
            <text:p>9.5862E-09</text:p>
          </table:table-cell>
          <table:table-cell office:value-type="string">
            <text:p>8.8452E-09</text:p>
          </table:table-cell>
          <table:table-cell office:value-type="string">
            <text:p>1.0614E-08</text:p>
          </table:table-cell>
          <table:table-cell office:value-type="string">
            <text:p>7.9974E-09</text:p>
          </table:table-cell>
        </table:table-row>
        <table:table-row table:style-name="ro1">
          <table:table-cell office:value-type="float" office:value="52727">
            <text:p>52727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5476E-08</text:p>
          </table:table-cell>
          <table:table-cell office:value-type="string">
            <text:p>3.4893E-05</text:p>
          </table:table-cell>
          <table:table-cell office:value-type="string">
            <text:p>2.8858E-08</text:p>
          </table:table-cell>
          <table:table-cell office:value-type="string">
            <text:p>7.0978E-05</text:p>
          </table:table-cell>
          <table:table-cell office:value-type="string">
            <text:p>3.0205E-08</text:p>
          </table:table-cell>
          <table:table-cell office:value-type="string">
            <text:p>1.0842E-04</text:p>
          </table:table-cell>
        </table:table-row>
        <table:table-row table:style-name="ro1">
          <table:table-cell office:value-type="float" office:value="52729">
            <text:p>52729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3.9359E-08</text:p>
          </table:table-cell>
          <table:table-cell office:value-type="string">
            <text:p>8.0105E-07</text:p>
          </table:table-cell>
          <table:table-cell office:value-type="string">
            <text:p>4.4518E-08</text:p>
          </table:table-cell>
          <table:table-cell office:value-type="string">
            <text:p>2.8013E-06</text:p>
          </table:table-cell>
          <table:table-cell office:value-type="string">
            <text:p>4.8608E-08</text:p>
          </table:table-cell>
          <table:table-cell office:value-type="string">
            <text:p>5.5534E-06</text:p>
          </table:table-cell>
        </table:table-row>
        <table:table-row table:style-name="ro1">
          <table:table-cell office:value-type="float" office:value="52632">
            <text:p>52632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2300E-07</text:p>
          </table:table-cell>
          <table:table-cell office:value-type="string">
            <text:p>1.0843E-05</text:p>
          </table:table-cell>
          <table:table-cell office:value-type="string">
            <text:p>1.2493E-07</text:p>
          </table:table-cell>
          <table:table-cell office:value-type="string">
            <text:p>2.1069E-05</text:p>
          </table:table-cell>
          <table:table-cell office:value-type="string">
            <text:p>1.2637E-07</text:p>
          </table:table-cell>
          <table:table-cell office:value-type="string">
            <text:p>3.0428E-05</text:p>
          </table:table-cell>
        </table:table-row>
        <table:table-row table:style-name="ro1">
          <table:table-cell office:value-type="float" office:value="53627">
            <text:p>53627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6.9112E-07</text:p>
          </table:table-cell>
          <table:table-cell office:value-type="string">
            <text:p>9.7685E-09</text:p>
          </table:table-cell>
          <table:table-cell office:value-type="string">
            <text:p>1.5351E-06</text:p>
          </table:table-cell>
          <table:table-cell office:value-type="string">
            <text:p>1.9635E-08</text:p>
          </table:table-cell>
          <table:table-cell office:value-type="string">
            <text:p>2.4292E-06</text:p>
          </table:table-cell>
          <table:table-cell office:value-type="string">
            <text:p>3.0687E-08</text:p>
          </table:table-cell>
        </table:table-row>
        <table:table-row table:style-name="ro1">
          <table:table-cell office:value-type="float" office:value="53629">
            <text:p>53629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3819E-06</text:p>
          </table:table-cell>
          <table:table-cell office:value-type="string">
            <text:p>2.1335E-05</text:p>
          </table:table-cell>
          <table:table-cell office:value-type="string">
            <text:p>5.1863E-06</text:p>
          </table:table-cell>
          <table:table-cell office:value-type="string">
            <text:p>4.1956E-05</text:p>
          </table:table-cell>
          <table:table-cell office:value-type="string">
            <text:p>8.1966E-06</text:p>
          </table:table-cell>
          <table:table-cell office:value-type="string">
            <text:p>6.1867E-05</text:p>
          </table:table-cell>
        </table:table-row>
        <table:table-row table:style-name="ro1">
          <table:table-cell office:value-type="float" office:value="53631">
            <text:p>5363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1053E-07</text:p>
          </table:table-cell>
          <table:table-cell office:value-type="string">
            <text:p>1.5073E-07</text:p>
          </table:table-cell>
          <table:table-cell office:value-type="string">
            <text:p>2.1679E-07</text:p>
          </table:table-cell>
          <table:table-cell office:value-type="string">
            <text:p>1.0940E-06</text:p>
          </table:table-cell>
          <table:table-cell office:value-type="string">
            <text:p>2.2149E-07</text:p>
          </table:table-cell>
          <table:table-cell office:value-type="string">
            <text:p>3.3431E-06</text:p>
          </table:table-cell>
        </table:table-row>
        <table:table-row table:style-name="ro1">
          <table:table-cell office:value-type="float" office:value="53635">
            <text:p>53635</text:p>
          </table:table-cell>
          <table:table-cell/>
          <table:table-cell office:value-type="string">
            <text:p>1.4500E-08</text:p>
          </table:table-cell>
          <table:table-cell office:value-type="string">
            <text:p>1.0000E-20</text:p>
          </table:table-cell>
          <table:table-cell office:value-type="string">
            <text:p>1.4503E-08</text:p>
          </table:table-cell>
          <table:table-cell office:value-type="string">
            <text:p>4.0838E-07</text:p>
          </table:table-cell>
          <table:table-cell office:value-type="string">
            <text:p>1.4526E-08</text:p>
          </table:table-cell>
          <table:table-cell office:value-type="string">
            <text:p>1.6100E-06</text:p>
          </table:table-cell>
          <table:table-cell office:value-type="string">
            <text:p>1.4556E-08</text:p>
          </table:table-cell>
          <table:table-cell office:value-type="string">
            <text:p>3.5723E-06</text:p>
          </table:table-cell>
        </table:table-row>
        <table:table-row table:style-name="ro1">
          <table:table-cell office:value-type="float" office:value="54628">
            <text:p>54628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6458E-08</text:p>
          </table:table-cell>
          <table:table-cell office:value-type="string">
            <text:p>6.4015E-07</text:p>
          </table:table-cell>
          <table:table-cell office:value-type="string">
            <text:p>7.5836E-08</text:p>
          </table:table-cell>
          <table:table-cell office:value-type="string">
            <text:p>6.2177E-07</text:p>
          </table:table-cell>
          <table:table-cell office:value-type="string">
            <text:p>1.9350E-07</text:p>
          </table:table-cell>
          <table:table-cell office:value-type="string">
            <text:p>6.0680E-07</text:p>
          </table:table-cell>
        </table:table-row>
        <table:table-row table:style-name="ro1">
          <table:table-cell office:value-type="float" office:value="54630">
            <text:p>54630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9357E-08</text:p>
          </table:table-cell>
          <table:table-cell office:value-type="string">
            <text:p>2.1790E-05</text:p>
          </table:table-cell>
          <table:table-cell office:value-type="string">
            <text:p>1.2904E-07</text:p>
          </table:table-cell>
          <table:table-cell office:value-type="string">
            <text:p>4.2738E-05</text:p>
          </table:table-cell>
          <table:table-cell office:value-type="string">
            <text:p>3.2643E-07</text:p>
          </table:table-cell>
          <table:table-cell office:value-type="string">
            <text:p>6.2983E-05</text:p>
          </table:table-cell>
        </table:table-row>
        <table:table-row table:style-name="ro1">
          <table:table-cell office:value-type="float" office:value="54632">
            <text:p>54632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6808E-05</text:p>
          </table:table-cell>
          <table:table-cell office:value-type="string">
            <text:p>8.4979E-08</text:p>
          </table:table-cell>
          <table:table-cell office:value-type="string">
            <text:p>3.6590E-05</text:p>
          </table:table-cell>
          <table:table-cell office:value-type="string">
            <text:p>8.3390E-08</text:p>
          </table:table-cell>
          <table:table-cell office:value-type="string">
            <text:p>5.8896E-05</text:p>
          </table:table-cell>
          <table:table-cell office:value-type="string">
            <text:p>8.2483E-08</text:p>
          </table:table-cell>
        </table:table-row>
        <table:table-row table:style-name="ro1">
          <table:table-cell office:value-type="float" office:value="54633">
            <text:p>54633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9426E-07</text:p>
          </table:table-cell>
          <table:table-cell office:value-type="string">
            <text:p>2.0543E-05</text:p>
          </table:table-cell>
          <table:table-cell office:value-type="string">
            <text:p>2.9386E-07</text:p>
          </table:table-cell>
          <table:table-cell office:value-type="string">
            <text:p>4.1286E-05</text:p>
          </table:table-cell>
          <table:table-cell office:value-type="string">
            <text:p>2.9331E-07</text:p>
          </table:table-cell>
          <table:table-cell office:value-type="string">
            <text:p>6.1717E-05</text:p>
          </table:table-cell>
        </table:table-row>
        <table:table-row table:style-name="ro1">
          <table:table-cell office:value-type="float" office:value="54635">
            <text:p>54635</text:p>
          </table:table-cell>
          <table:table-cell/>
          <table:table-cell office:value-type="string">
            <text:p>9.6187E-09</text:p>
          </table:table-cell>
          <table:table-cell office:value-type="string">
            <text:p>1.0000E-20</text:p>
          </table:table-cell>
          <table:table-cell office:value-type="string">
            <text:p>9.6892E-09</text:p>
          </table:table-cell>
          <table:table-cell office:value-type="string">
            <text:p>1.5436E-06</text:p>
          </table:table-cell>
          <table:table-cell office:value-type="string">
            <text:p>8.8823E-09</text:p>
          </table:table-cell>
          <table:table-cell office:value-type="string">
            <text:p>1.4995E-06</text:p>
          </table:table-cell>
          <table:table-cell office:value-type="string">
            <text:p>8.0263E-09</text:p>
          </table:table-cell>
          <table:table-cell office:value-type="string">
            <text:p>1.4606E-06</text:p>
          </table:table-cell>
        </table:table-row>
        <table:table-row table:style-name="ro1">
          <table:table-cell office:value-type="float" office:value="54636">
            <text:p>54636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3.4302E-05</text:p>
          </table:table-cell>
          <table:table-cell office:value-type="string">
            <text:p>1.9692E-05</text:p>
          </table:table-cell>
          <table:table-cell office:value-type="string">
            <text:p>6.9876E-05</text:p>
          </table:table-cell>
          <table:table-cell office:value-type="string">
            <text:p>3.8539E-05</text:p>
          </table:table-cell>
          <table:table-cell office:value-type="string">
            <text:p>1.0683E-04</text:p>
          </table:table-cell>
          <table:table-cell office:value-type="string">
            <text:p>5.6703E-05</text:p>
          </table:table-cell>
        </table:table-row>
        <table:table-row table:style-name="ro1">
          <table:table-cell office:value-type="float" office:value="55634">
            <text:p>55634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8.3635E-07</text:p>
          </table:table-cell>
          <table:table-cell office:value-type="string">
            <text:p>6.3579E-08</text:p>
          </table:table-cell>
          <table:table-cell office:value-type="string">
            <text:p>2.7934E-06</text:p>
          </table:table-cell>
          <table:table-cell office:value-type="string">
            <text:p>6.0265E-08</text:p>
          </table:table-cell>
          <table:table-cell office:value-type="string">
            <text:p>5.4787E-06</text:p>
          </table:table-cell>
          <table:table-cell office:value-type="string">
            <text:p>5.7511E-08</text:p>
          </table:table-cell>
        </table:table-row>
        <table:table-row table:style-name="ro1">
          <table:table-cell office:value-type="float" office:value="55635">
            <text:p>55635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1035E-05</text:p>
          </table:table-cell>
          <table:table-cell office:value-type="string">
            <text:p>9.4734E-06</text:p>
          </table:table-cell>
          <table:table-cell office:value-type="string">
            <text:p>2.1347E-05</text:p>
          </table:table-cell>
          <table:table-cell office:value-type="string">
            <text:p>1.1040E-05</text:p>
          </table:table-cell>
          <table:table-cell office:value-type="string">
            <text:p>3.0728E-05</text:p>
          </table:table-cell>
          <table:table-cell office:value-type="string">
            <text:p>1.0913E-05</text:p>
          </table:table-cell>
        </table:table-row>
        <table:table-row table:style-name="ro1">
          <table:table-cell office:value-type="float" office:value="55636">
            <text:p>55636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0178E-08</text:p>
          </table:table-cell>
          <table:table-cell office:value-type="string">
            <text:p>1.8327E-05</text:p>
          </table:table-cell>
          <table:table-cell office:value-type="string">
            <text:p>1.9672E-08</text:p>
          </table:table-cell>
          <table:table-cell office:value-type="string">
            <text:p>3.7363E-05</text:p>
          </table:table-cell>
          <table:table-cell office:value-type="string">
            <text:p>3.0603E-08</text:p>
          </table:table-cell>
          <table:table-cell office:value-type="string">
            <text:p>5.5560E-05</text:p>
          </table:table-cell>
        </table:table-row>
        <table:table-row table:style-name="ro1">
          <table:table-cell office:value-type="float" office:value="55637">
            <text:p>55637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1124E-05</text:p>
          </table:table-cell>
          <table:table-cell office:value-type="string">
            <text:p>6.2597E-07</text:p>
          </table:table-cell>
          <table:table-cell office:value-type="string">
            <text:p>4.1548E-05</text:p>
          </table:table-cell>
          <table:table-cell office:value-type="string">
            <text:p>5.9303E-07</text:p>
          </table:table-cell>
          <table:table-cell office:value-type="string">
            <text:p>6.1268E-05</text:p>
          </table:table-cell>
          <table:table-cell office:value-type="string">
            <text:p>5.6561E-07</text:p>
          </table:table-cell>
        </table:table-row>
        <table:table-row table:style-name="ro1">
          <table:table-cell office:value-type="float" office:value="56634">
            <text:p>56634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5958E-07</text:p>
          </table:table-cell>
          <table:table-cell office:value-type="string">
            <text:p>9.4313E-08</text:p>
          </table:table-cell>
          <table:table-cell office:value-type="string">
            <text:p>1.1145E-06</text:p>
          </table:table-cell>
          <table:table-cell office:value-type="string">
            <text:p>4.3332E-07</text:p>
          </table:table-cell>
          <table:table-cell office:value-type="string">
            <text:p>3.3407E-06</text:p>
          </table:table-cell>
          <table:table-cell office:value-type="string">
            <text:p>1.0750E-06</text:p>
          </table:table-cell>
        </table:table-row>
        <table:table-row table:style-name="ro1">
          <table:table-cell office:value-type="float" office:value="56637">
            <text:p>56637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4.0447E-07</text:p>
          </table:table-cell>
          <table:table-cell office:value-type="string">
            <text:p>1.0242E-05</text:p>
          </table:table-cell>
          <table:table-cell office:value-type="string">
            <text:p>1.5945E-06</text:p>
          </table:table-cell>
          <table:table-cell office:value-type="string">
            <text:p>3.0249E-05</text:p>
          </table:table-cell>
          <table:table-cell office:value-type="string">
            <text:p>3.5379E-06</text:p>
          </table:table-cell>
          <table:table-cell office:value-type="string">
            <text:p>5.4234E-05</text:p>
          </table:table-cell>
        </table:table-row>
        <table:table-row table:style-name="ro1">
          <table:table-cell office:value-type="float" office:value="56640">
            <text:p>56640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6.3227E-07</text:p>
          </table:table-cell>
          <table:table-cell office:value-type="string">
            <text:p>1.0773E-05</text:p>
          </table:table-cell>
          <table:table-cell office:value-type="string">
            <text:p>6.1536E-07</text:p>
          </table:table-cell>
          <table:table-cell office:value-type="string">
            <text:p>2.2170E-05</text:p>
          </table:table-cell>
          <table:table-cell office:value-type="string">
            <text:p>6.0107E-07</text:p>
          </table:table-cell>
          <table:table-cell office:value-type="string">
            <text:p>3.4415E-05</text:p>
          </table:table-cell>
        </table:table-row>
        <table:table-row table:style-name="ro1">
          <table:table-cell office:value-type="float" office:value="57639">
            <text:p>57639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1526E-05</text:p>
          </table:table-cell>
          <table:table-cell office:value-type="string">
            <text:p>2.0271E-07</text:p>
          </table:table-cell>
          <table:table-cell office:value-type="string">
            <text:p>4.2246E-05</text:p>
          </table:table-cell>
          <table:table-cell office:value-type="string">
            <text:p>1.9934E-07</text:p>
          </table:table-cell>
          <table:table-cell office:value-type="string">
            <text:p>6.2300E-05</text:p>
          </table:table-cell>
          <table:table-cell office:value-type="string">
            <text:p>1.9717E-07</text:p>
          </table:table-cell>
        </table:table-row>
        <table:table-row table:style-name="ro1">
          <table:table-cell office:value-type="float" office:value="57640">
            <text:p>57640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8.3943E-08</text:p>
          </table:table-cell>
          <table:table-cell office:value-type="string">
            <text:p>5.9630E-06</text:p>
          </table:table-cell>
          <table:table-cell office:value-type="string">
            <text:p>8.2512E-08</text:p>
          </table:table-cell>
          <table:table-cell office:value-type="string">
            <text:p>1.1848E-05</text:p>
          </table:table-cell>
          <table:table-cell office:value-type="string">
            <text:p>8.1671E-08</text:p>
          </table:table-cell>
          <table:table-cell office:value-type="string">
            <text:p>1.7675E-05</text:p>
          </table:table-cell>
        </table:table-row>
        <table:table-row table:style-name="ro1">
          <table:table-cell office:value-type="float" office:value="58640">
            <text:p>58640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0298E-05</text:p>
          </table:table-cell>
          <table:table-cell office:value-type="string">
            <text:p>2.5555E-06</text:p>
          </table:table-cell>
          <table:table-cell office:value-type="string">
            <text:p>4.0807E-05</text:p>
          </table:table-cell>
          <table:table-cell office:value-type="string">
            <text:p>5.3161E-06</text:p>
          </table:table-cell>
          <table:table-cell office:value-type="string">
            <text:p>6.1030E-05</text:p>
          </table:table-cell>
          <table:table-cell office:value-type="string">
            <text:p>8.2467E-06</text:p>
          </table:table-cell>
        </table:table-row>
        <table:table-row table:style-name="ro1">
          <table:table-cell office:value-type="float" office:value="58641">
            <text:p>5864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5249E-06</text:p>
          </table:table-cell>
          <table:table-cell office:value-type="string">
            <text:p>1.4166E-08</text:p>
          </table:table-cell>
          <table:table-cell office:value-type="string">
            <text:p>1.4839E-06</text:p>
          </table:table-cell>
          <table:table-cell office:value-type="string">
            <text:p>2.0961E-08</text:p>
          </table:table-cell>
          <table:table-cell office:value-type="string">
            <text:p>1.4466E-06</text:p>
          </table:table-cell>
          <table:table-cell office:value-type="string">
            <text:p>2.4370E-08</text:p>
          </table:table-cell>
        </table:table-row>
        <table:table-row table:style-name="ro1">
          <table:table-cell office:value-type="float" office:value="58642">
            <text:p>58642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9437E-05</text:p>
          </table:table-cell>
          <table:table-cell office:value-type="string">
            <text:p>2.6082E-08</text:p>
          </table:table-cell>
          <table:table-cell office:value-type="string">
            <text:p>3.8066E-05</text:p>
          </table:table-cell>
          <table:table-cell office:value-type="string">
            <text:p>2.9529E-08</text:p>
          </table:table-cell>
          <table:table-cell office:value-type="string">
            <text:p>5.6052E-05</text:p>
          </table:table-cell>
          <table:table-cell office:value-type="string">
            <text:p>3.2172E-08</text:p>
          </table:table-cell>
        </table:table-row>
        <table:table-row table:style-name="ro1">
          <table:table-cell office:value-type="float" office:value="58643">
            <text:p>58643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6.2662E-08</text:p>
          </table:table-cell>
          <table:table-cell office:value-type="string">
            <text:p>5.2086E-09</text:p>
          </table:table-cell>
          <table:table-cell office:value-type="string">
            <text:p>5.9608E-08</text:p>
          </table:table-cell>
          <table:table-cell office:value-type="string">
            <text:p>5.8317E-09</text:p>
          </table:table-cell>
          <table:table-cell office:value-type="string">
            <text:p>5.6975E-08</text:p>
          </table:table-cell>
          <table:table-cell office:value-type="string">
            <text:p>6.4103E-09</text:p>
          </table:table-cell>
        </table:table-row>
        <table:table-row table:style-name="ro1">
          <table:table-cell office:value-type="float" office:value="58644">
            <text:p>58644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9.3339E-06</text:p>
          </table:table-cell>
          <table:table-cell office:value-type="string">
            <text:p>9.0190E-07</text:p>
          </table:table-cell>
          <table:table-cell office:value-type="string">
            <text:p>1.0898E-05</text:p>
          </table:table-cell>
          <table:table-cell office:value-type="string">
            <text:p>3.3106E-06</text:p>
          </table:table-cell>
          <table:table-cell office:value-type="string">
            <text:p>1.0799E-05</text:p>
          </table:table-cell>
          <table:table-cell office:value-type="string">
            <text:p>6.7966E-06</text:p>
          </table:table-cell>
        </table:table-row>
        <table:table-row table:style-name="ro1">
          <table:table-cell office:value-type="float" office:value="59641">
            <text:p>5964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8105E-05</text:p>
          </table:table-cell>
          <table:table-cell office:value-type="string">
            <text:p>1.0362E-08</text:p>
          </table:table-cell>
          <table:table-cell office:value-type="string">
            <text:p>3.6930E-05</text:p>
          </table:table-cell>
          <table:table-cell office:value-type="string">
            <text:p>1.8562E-08</text:p>
          </table:table-cell>
          <table:table-cell office:value-type="string">
            <text:p>5.4955E-05</text:p>
          </table:table-cell>
          <table:table-cell office:value-type="string">
            <text:p>2.6730E-08</text:p>
          </table:table-cell>
        </table:table-row>
        <table:table-row table:style-name="ro1">
          <table:table-cell office:value-type="float" office:value="59643">
            <text:p>59643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6.1691E-07</text:p>
          </table:table-cell>
          <table:table-cell office:value-type="string">
            <text:p>3.8241E-07</text:p>
          </table:table-cell>
          <table:table-cell office:value-type="string">
            <text:p>5.8658E-07</text:p>
          </table:table-cell>
          <table:table-cell office:value-type="string">
            <text:p>8.9886E-07</text:p>
          </table:table-cell>
          <table:table-cell office:value-type="string">
            <text:p>5.6036E-07</text:p>
          </table:table-cell>
          <table:table-cell office:value-type="string">
            <text:p>1.5264E-06</text:p>
          </table:table-cell>
        </table:table-row>
        <table:table-row table:style-name="ro1">
          <table:table-cell office:value-type="float" office:value="60642">
            <text:p>60642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9.6406E-08</text:p>
          </table:table-cell>
          <table:table-cell office:value-type="string">
            <text:p>1.1676E-09</text:p>
          </table:table-cell>
          <table:table-cell office:value-type="string">
            <text:p>4.2984E-07</text:p>
          </table:table-cell>
          <table:table-cell office:value-type="string">
            <text:p>1.4295E-09</text:p>
          </table:table-cell>
          <table:table-cell office:value-type="string">
            <text:p>1.0576E-06</text:p>
          </table:table-cell>
          <table:table-cell office:value-type="string">
            <text:p>1.4329E-09</text:p>
          </table:table-cell>
        </table:table-row>
        <table:table-row table:style-name="ro1">
          <table:table-cell office:value-type="float" office:value="60644">
            <text:p>60644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0112E-05</text:p>
          </table:table-cell>
          <table:table-cell office:value-type="string">
            <text:p>2.0670E-08</text:p>
          </table:table-cell>
          <table:table-cell office:value-type="string">
            <text:p>2.9783E-05</text:p>
          </table:table-cell>
          <table:table-cell office:value-type="string">
            <text:p>5.5147E-08</text:p>
          </table:table-cell>
          <table:table-cell office:value-type="string">
            <text:p>5.3385E-05</text:p>
          </table:table-cell>
          <table:table-cell office:value-type="string">
            <text:p>1.1337E-07</text:p>
          </table:table-cell>
        </table:table-row>
        <table:table-row table:style-name="ro1">
          <table:table-cell office:value-type="float" office:value="60646">
            <text:p>60646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0674E-05</text:p>
          </table:table-cell>
          <table:table-cell office:value-type="string">
            <text:p>1.5419E-10</text:p>
          </table:table-cell>
          <table:table-cell office:value-type="string">
            <text:p>2.1935E-05</text:p>
          </table:table-cell>
          <table:table-cell office:value-type="string">
            <text:p>2.6240E-10</text:p>
          </table:table-cell>
          <table:table-cell office:value-type="string">
            <text:p>3.4028E-05</text:p>
          </table:table-cell>
          <table:table-cell office:value-type="string">
            <text:p>4.0150E-10</text:p>
          </table:table-cell>
        </table:table-row>
        <table:table-row table:style-name="ro1">
          <table:table-cell office:value-type="float" office:value="60647">
            <text:p>60647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0044E-07</text:p>
          </table:table-cell>
          <table:table-cell office:value-type="string">
            <text:p>6.0927E-09</text:p>
          </table:table-cell>
          <table:table-cell office:value-type="string">
            <text:p>1.9733E-07</text:p>
          </table:table-cell>
          <table:table-cell office:value-type="string">
            <text:p>4.9740E-08</text:p>
          </table:table-cell>
          <table:table-cell office:value-type="string">
            <text:p>1.9530E-07</text:p>
          </table:table-cell>
          <table:table-cell office:value-type="string">
            <text:p>1.5691E-07</text:p>
          </table:table-cell>
        </table:table-row>
        <table:table-row table:style-name="ro1">
          <table:table-cell office:value-type="float" office:value="60648">
            <text:p>60648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5.9075E-06</text:p>
          </table:table-cell>
          <table:table-cell office:value-type="string">
            <text:p>6.9111E-09</text:p>
          </table:table-cell>
          <table:table-cell office:value-type="string">
            <text:p>1.1733E-05</text:p>
          </table:table-cell>
          <table:table-cell office:value-type="string">
            <text:p>2.1167E-08</text:p>
          </table:table-cell>
          <table:table-cell office:value-type="string">
            <text:p>1.7504E-05</text:p>
          </table:table-cell>
          <table:table-cell office:value-type="string">
            <text:p>4.1977E-08</text:p>
          </table:table-cell>
        </table:table-row>
        <table:table-row table:style-name="ro1">
          <table:table-cell office:value-type="float" office:value="60650">
            <text:p>60650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5486E-06</text:p>
          </table:table-cell>
          <table:table-cell office:value-type="string">
            <text:p>1.5486E-08</text:p>
          </table:table-cell>
          <table:table-cell office:value-type="string">
            <text:p>5.2922E-06</text:p>
          </table:table-cell>
          <table:table-cell office:value-type="string">
            <text:p>4.6575E-08</text:p>
          </table:table-cell>
          <table:table-cell office:value-type="string">
            <text:p>8.1957E-06</text:p>
          </table:table-cell>
          <table:table-cell office:value-type="string">
            <text:p>9.2308E-08</text:p>
          </table:table-cell>
        </table:table-row>
        <table:table-row table:style-name="ro1">
          <table:table-cell office:value-type="float" office:value="61648">
            <text:p>61648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4280E-08</text:p>
          </table:table-cell>
          <table:table-cell office:value-type="string">
            <text:p>2.7364E-10</text:p>
          </table:table-cell>
          <table:table-cell office:value-type="string">
            <text:p>2.0541E-08</text:p>
          </table:table-cell>
          <table:table-cell office:value-type="string">
            <text:p>1.0328E-09</text:p>
          </table:table-cell>
          <table:table-cell office:value-type="string">
            <text:p>2.3986E-08</text:p>
          </table:table-cell>
          <table:table-cell office:value-type="string">
            <text:p>2.3753E-09</text:p>
          </table:table-cell>
        </table:table-row>
        <table:table-row table:style-name="ro1">
          <table:table-cell office:value-type="float" office:value="61649">
            <text:p>61649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5998E-08</text:p>
          </table:table-cell>
          <table:table-cell office:value-type="string">
            <text:p>8.5125E-11</text:p>
          </table:table-cell>
          <table:table-cell office:value-type="string">
            <text:p>2.9123E-08</text:p>
          </table:table-cell>
          <table:table-cell office:value-type="string">
            <text:p>1.4744E-10</text:p>
          </table:table-cell>
          <table:table-cell office:value-type="string">
            <text:p>3.1734E-08</text:p>
          </table:table-cell>
          <table:table-cell office:value-type="string">
            <text:p>2.1509E-10</text:p>
          </table:table-cell>
        </table:table-row>
        <table:table-row table:style-name="ro1">
          <table:table-cell office:value-type="float" office:value="61651">
            <text:p>6165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5.2079E-09</text:p>
          </table:table-cell>
          <table:table-cell office:value-type="string">
            <text:p>5.0890E-10</text:p>
          </table:table-cell>
          <table:table-cell office:value-type="string">
            <text:p>5.7880E-09</text:p>
          </table:table-cell>
          <table:table-cell office:value-type="string">
            <text:p>3.4283E-09</text:p>
          </table:table-cell>
          <table:table-cell office:value-type="string">
            <text:p>6.3453E-09</text:p>
          </table:table-cell>
          <table:table-cell office:value-type="string">
            <text:p>1.0372E-08</text:p>
          </table:table-cell>
        </table:table-row>
        <table:table-row table:style-name="ro1">
          <table:table-cell office:value-type="float" office:value="62648">
            <text:p>62648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9.3479E-07</text:p>
          </table:table-cell>
          <table:table-cell office:value-type="string">
            <text:p>2.6240E-09</text:p>
          </table:table-cell>
          <table:table-cell office:value-type="string">
            <text:p>3.3076E-06</text:p>
          </table:table-cell>
          <table:table-cell office:value-type="string">
            <text:p>7.4235E-09</text:p>
          </table:table-cell>
          <table:table-cell office:value-type="string">
            <text:p>6.7295E-06</text:p>
          </table:table-cell>
          <table:table-cell office:value-type="string">
            <text:p>1.3886E-08</text:p>
          </table:table-cell>
        </table:table-row>
        <table:table-row table:style-name="ro1">
          <table:table-cell office:value-type="float" office:value="62653">
            <text:p>62653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0506E-08</text:p>
          </table:table-cell>
          <table:table-cell office:value-type="string">
            <text:p>1.5585E-09</text:p>
          </table:table-cell>
          <table:table-cell office:value-type="string">
            <text:p>1.8326E-08</text:p>
          </table:table-cell>
          <table:table-cell office:value-type="string">
            <text:p>4.9524E-09</text:p>
          </table:table-cell>
          <table:table-cell office:value-type="string">
            <text:p>2.6355E-08</text:p>
          </table:table-cell>
          <table:table-cell office:value-type="string">
            <text:p>1.0065E-08</text:p>
          </table:table-cell>
        </table:table-row>
        <table:table-row table:style-name="ro1">
          <table:table-cell office:value-type="float" office:value="62654">
            <text:p>62654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3.8739E-07</text:p>
          </table:table-cell>
          <table:table-cell office:value-type="string">
            <text:p>9.0042E-10</text:p>
          </table:table-cell>
          <table:table-cell office:value-type="string">
            <text:p>9.0457E-07</text:p>
          </table:table-cell>
          <table:table-cell office:value-type="string">
            <text:p>3.3670E-09</text:p>
          </table:table-cell>
          <table:table-cell office:value-type="string">
            <text:p>1.5268E-06</text:p>
          </table:table-cell>
          <table:table-cell office:value-type="string">
            <text:p>7.8355E-09</text:p>
          </table:table-cell>
        </table:table-row>
        <table:table-row table:style-name="ro1">
          <table:table-cell office:value-type="float" office:value="63651">
            <text:p>63651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1.2153E-09</text:p>
          </table:table-cell>
          <table:table-cell office:value-type="string">
            <text:p>2.6978E-10</text:p>
          </table:table-cell>
          <table:table-cell office:value-type="string">
            <text:p>1.4799E-09</text:p>
          </table:table-cell>
          <table:table-cell office:value-type="string">
            <text:p>8.4854E-10</text:p>
          </table:table-cell>
          <table:table-cell office:value-type="string">
            <text:p>1.4649E-09</text:p>
          </table:table-cell>
          <table:table-cell office:value-type="string">
            <text:p>1.8606E-09</text:p>
          </table:table-cell>
        </table:table-row>
        <table:table-row table:style-name="ro1">
          <table:table-cell office:value-type="float" office:value="63656">
            <text:p>63656</text:p>
          </table:table-cell>
          <table:table-cell/>
          <table:table-cell table:number-columns-repeated="2" office:value-type="string">
            <text:p>1.0000E-20</text:p>
          </table:table-cell>
          <table:table-cell office:value-type="string">
            <text:p>2.1469E-08</text:p>
          </table:table-cell>
          <table:table-cell office:value-type="string">
            <text:p>2.4338E-10</text:p>
          </table:table-cell>
          <table:table-cell office:value-type="string">
            <text:p>5.4937E-08</text:p>
          </table:table-cell>
          <table:table-cell office:value-type="string">
            <text:p>1.0061E-09</text:p>
          </table:table-cell>
          <table:table-cell office:value-type="string">
            <text:p>1.1150E-07</text:p>
          </table:table-cell>
          <table:table-cell office:value-type="string">
            <text:p>2.7973E-09</text:p>
          </table:table-cell>
        </table:table-row>
        <table:table-row table:style-name="ro1">
          <table:table-cell office:value-type="float" office:value="63657">
            <text:p>63657</text:p>
          </table:table-cell>
          <table:table-cell/>
          <table:table-cell office:value-type="string">
            <text:p>1.0000E-20</text:p>
          </table:table-cell>
          <table:table-cell/>
          <table:table-cell office:value-type="string">
            <text:p>1.5949E-10</text:p>
          </table:table-cell>
          <table:table-cell/>
          <table:table-cell office:value-type="string">
            <text:p>2.6149E-10</text:p>
          </table:table-cell>
          <table:table-cell/>
          <table:table-cell office:value-type="string">
            <text:p>3.9536E-10</text:p>
          </table:table-cell>
          <table:table-cell table:style-name="Default"/>
        </table:table-row>
        <table:table-row table:style-name="ro1">
          <table:table-cell office:value-type="float" office:value="64654">
            <text:p>64654</text:p>
          </table:table-cell>
          <table:table-cell/>
          <table:table-cell office:value-type="string">
            <text:p>1.0000E-20</text:p>
          </table:table-cell>
          <table:table-cell/>
          <table:table-cell office:value-type="string">
            <text:p>6.5267E-09</text:p>
          </table:table-cell>
          <table:table-cell/>
          <table:table-cell office:value-type="string">
            <text:p>5.1061E-08</text:p>
          </table:table-cell>
          <table:table-cell/>
          <table:table-cell office:value-type="string">
            <text:p>1.5784E-07</text:p>
          </table:table-cell>
          <table:table-cell table:style-name="Default"/>
        </table:table-row>
        <table:table-row table:style-name="ro1">
          <table:table-cell office:value-type="float" office:value="64660">
            <text:p>64660</text:p>
          </table:table-cell>
          <table:table-cell/>
          <table:table-cell office:value-type="string">
            <text:p>1.0000E-20</text:p>
          </table:table-cell>
          <table:table-cell/>
          <table:table-cell office:value-type="string">
            <text:p>7.2619E-09</text:p>
          </table:table-cell>
          <table:table-cell/>
          <table:table-cell office:value-type="string">
            <text:p>2.1707E-08</text:p>
          </table:table-cell>
          <table:table-cell/>
          <table:table-cell office:value-type="string">
            <text:p>4.2390E-08</text:p>
          </table:table-cell>
          <table:table-cell table:style-name="Default"/>
        </table:table-row>
        <table:table-row table:style-name="ro1">
          <table:table-cell office:value-type="float" office:value="65159">
            <text:p>65159</text:p>
          </table:table-cell>
          <table:table-cell/>
          <table:table-cell office:value-type="string">
            <text:p>1.0000E-20</text:p>
          </table:table-cell>
          <table:table-cell/>
          <table:table-cell office:value-type="string">
            <text:p>8.7951E-07</text:p>
          </table:table-cell>
          <table:table-cell/>
          <table:table-cell office:value-type="string">
            <text:p>1.8520E-06</text:p>
          </table:table-cell>
          <table:table-cell/>
          <table:table-cell office:value-type="string">
            <text:p>2.7975E-06</text:p>
          </table:table-cell>
          <table:table-cell table:style-name="Default"/>
        </table:table-row>
        <table:table-row table:style-name="ro1">
          <table:table-cell office:value-type="float" office:value="65160">
            <text:p>65160</text:p>
          </table:table-cell>
          <table:table-cell/>
          <table:table-cell office:value-type="string">
            <text:p>1.0000E-20</text:p>
          </table:table-cell>
          <table:table-cell/>
          <table:table-cell office:value-type="string">
            <text:p>1.6082E-08</text:p>
          </table:table-cell>
          <table:table-cell/>
          <table:table-cell office:value-type="string">
            <text:p>4.1157E-08</text:p>
          </table:table-cell>
          <table:table-cell/>
          <table:table-cell office:value-type="string">
            <text:p>7.1613E-08</text:p>
          </table:table-cell>
          <table:table-cell table:style-name="Default"/>
        </table:table-row>
        <table:table-row table:style-name="ro1">
          <table:table-cell office:value-type="float" office:value="65161">
            <text:p>65161</text:p>
          </table:table-cell>
          <table:table-cell/>
          <table:table-cell office:value-type="string">
            <text:p>1.0000E-20</text:p>
          </table:table-cell>
          <table:table-cell/>
          <table:table-cell office:value-type="string">
            <text:p>2.6502E-09</text:p>
          </table:table-cell>
          <table:table-cell/>
          <table:table-cell office:value-type="string">
            <text:p>3.1925E-09</text:p>
          </table:table-cell>
          <table:table-cell/>
          <table:table-cell office:value-type="string">
            <text:p>3.8923E-09</text:p>
          </table:table-cell>
          <table:table-cell table:style-name="Default"/>
        </table:table-row>
        <table:table-row table:style-name="ro1">
          <table:table-cell office:value-type="float" office:value="65659">
            <text:p>65659</text:p>
          </table:table-cell>
          <table:table-cell/>
          <table:table-cell office:value-type="string">
            <text:p>1.0000E-20</text:p>
          </table:table-cell>
          <table:table-cell/>
          <table:table-cell office:value-type="string">
            <text:p>1.6190E-08</text:p>
          </table:table-cell>
          <table:table-cell/>
          <table:table-cell office:value-type="string">
            <text:p>4.7664E-08</text:p>
          </table:table-cell>
          <table:table-cell/>
          <table:table-cell office:value-type="string">
            <text:p>9.3094E-08</text:p>
          </table:table-cell>
          <table:table-cell table:style-name="Default"/>
        </table:table-row>
        <table:table-row table:style-name="ro1">
          <table:table-cell office:value-type="float" office:value="65660">
            <text:p>65660</text:p>
          </table:table-cell>
          <table:table-cell/>
          <table:table-cell office:value-type="string">
            <text:p>1.0000E-20</text:p>
          </table:table-cell>
          <table:table-cell/>
          <table:table-cell office:value-type="string">
            <text:p>2.9955E-10</text:p>
          </table:table-cell>
          <table:table-cell/>
          <table:table-cell office:value-type="string">
            <text:p>1.0541E-09</text:p>
          </table:table-cell>
          <table:table-cell/>
          <table:table-cell office:value-type="string">
            <text:p>2.3820E-09</text:p>
          </table:table-cell>
          <table:table-cell table:style-name="Default"/>
        </table:table-row>
        <table:table-row table:style-name="ro1">
          <table:table-cell office:value-type="float" office:value="65661">
            <text:p>65661</text:p>
          </table:table-cell>
          <table:table-cell/>
          <table:table-cell office:value-type="string">
            <text:p>1.0000E-20</text:p>
          </table:table-cell>
          <table:table-cell/>
          <table:table-cell office:value-type="string">
            <text:p>8.8735E-11</text:p>
          </table:table-cell>
          <table:table-cell/>
          <table:table-cell office:value-type="string">
            <text:p>1.4761E-10</text:p>
          </table:table-cell>
          <table:table-cell/>
          <table:table-cell office:value-type="string">
            <text:p>2.1307E-10</text:p>
          </table:table-cell>
          <table:table-cell table:style-name="Default"/>
        </table:table-row>
        <table:table-row table:style-name="ro1">
          <table:table-cell office:value-type="float" office:value="66660">
            <text:p>66660</text:p>
          </table:table-cell>
          <table:table-cell/>
          <table:table-cell office:value-type="string">
            <text:p>1.0000E-20</text:p>
          </table:table-cell>
          <table:table-cell/>
          <table:table-cell office:value-type="string">
            <text:p>5.6552E-10</text:p>
          </table:table-cell>
          <table:table-cell/>
          <table:table-cell office:value-type="string">
            <text:p>3.5930E-09</text:p>
          </table:table-cell>
          <table:table-cell/>
          <table:table-cell office:value-type="string">
            <text:p>1.0574E-08</text:p>
          </table:table-cell>
          <table:table-cell table:style-name="Default"/>
        </table:table-row>
        <table:table-row table:style-name="ro1">
          <table:table-cell office:value-type="float" office:value="66661">
            <text:p>66661</text:p>
          </table:table-cell>
          <table:table-cell/>
          <table:table-cell office:value-type="string">
            <text:p>1.0000E-20</text:p>
          </table:table-cell>
          <table:table-cell/>
          <table:table-cell office:value-type="string">
            <text:p>2.7628E-09</text:p>
          </table:table-cell>
          <table:table-cell/>
          <table:table-cell office:value-type="string">
            <text:p>7.6254E-09</text:p>
          </table:table-cell>
          <table:table-cell/>
          <table:table-cell office:value-type="string">
            <text:p>1.4044E-08</text:p>
          </table:table-cell>
          <table:table-cell table:style-name="Default"/>
        </table:table-row>
        <table:table-row table:style-name="ro1">
          <table:table-cell office:value-type="float" office:value="66662">
            <text:p>66662</text:p>
          </table:table-cell>
          <table:table-cell/>
          <table:table-cell office:value-type="string">
            <text:p>1.0000E-20</text:p>
          </table:table-cell>
          <table:table-cell/>
          <table:table-cell office:value-type="string">
            <text:p>1.6373E-09</text:p>
          </table:table-cell>
          <table:table-cell/>
          <table:table-cell office:value-type="string">
            <text:p>5.0698E-09</text:p>
          </table:table-cell>
          <table:table-cell/>
          <table:table-cell office:value-type="string">
            <text:p>1.0150E-08</text:p>
          </table:table-cell>
          <table:table-cell table:style-name="Default"/>
        </table:table-row>
        <table:table-row table:style-name="ro1">
          <table:table-cell office:value-type="float" office:value="66663">
            <text:p>66663</text:p>
          </table:table-cell>
          <table:table-cell/>
          <table:table-cell office:value-type="string">
            <text:p>1.0000E-20</text:p>
          </table:table-cell>
          <table:table-cell/>
          <table:table-cell office:value-type="string">
            <text:p>9.6635E-10</text:p>
          </table:table-cell>
          <table:table-cell/>
          <table:table-cell office:value-type="string">
            <text:p>3.4803E-09</text:p>
          </table:table-cell>
          <table:table-cell/>
          <table:table-cell office:value-type="string">
            <text:p>7.9449E-09</text:p>
          </table:table-cell>
          <table:table-cell table:style-name="Default"/>
        </table:table-row>
        <table:table-row table:style-name="ro1">
          <table:table-cell office:value-type="float" office:value="66664">
            <text:p>66664</text:p>
          </table:table-cell>
          <table:table-cell/>
          <table:table-cell office:value-type="string">
            <text:p>1.0000E-20</text:p>
          </table:table-cell>
          <table:table-cell/>
          <table:table-cell office:value-type="string">
            <text:p>2.9330E-10</text:p>
          </table:table-cell>
          <table:table-cell/>
          <table:table-cell office:value-type="string">
            <text:p>8.8440E-10</text:p>
          </table:table-cell>
          <table:table-cell/>
          <table:table-cell office:value-type="string">
            <text:p>1.8969E-09</text:p>
          </table:table-cell>
          <table:table-cell table:style-name="Default"/>
        </table:table-row>
        <table:table-row table:style-name="ro1">
          <table:table-cell office:value-type="float" office:value="67165">
            <text:p>67165</text:p>
          </table:table-cell>
          <table:table-cell/>
          <table:table-cell office:value-type="string">
            <text:p>1.0000E-20</text:p>
          </table:table-cell>
          <table:table-cell/>
          <table:table-cell office:value-type="string">
            <text:p>3.1691E-11</text:p>
          </table:table-cell>
          <table:table-cell/>
          <table:table-cell office:value-type="string">
            <text:p>1.5583E-09</text:p>
          </table:table-cell>
          <table:table-cell/>
          <table:table-cell office:value-type="string">
            <text:p>1.1825E-08</text:p>
          </table:table-cell>
          <table:table-cell table:style-name="Default"/>
        </table:table-row>
        <table:table-row table:style-name="ro1">
          <table:table-cell office:value-type="float" office:value="67665">
            <text:p>67665</text:p>
          </table:table-cell>
          <table:table-cell/>
          <table:table-cell office:value-type="string">
            <text:p>1.0000E-20</text:p>
          </table:table-cell>
          <table:table-cell/>
          <table:table-cell office:value-type="string">
            <text:p>2.5723E-10</text:p>
          </table:table-cell>
          <table:table-cell/>
          <table:table-cell office:value-type="string">
            <text:p>1.0434E-09</text:p>
          </table:table-cell>
          <table:table-cell/>
          <table:table-cell office:value-type="string">
            <text:p>2.8471E-09</text:p>
          </table:table-cell>
          <table:table-cell table:style-name="Default"/>
        </table:table-row>
      </table:table>
      <table:table table:name="Sheet4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in </meta:initial-creator>
    <meta:creation-date>2013-11-24T13:49:58</meta:creation-date>
    <dc:date>2013-11-25T00:14:10</dc:date>
    <dc:creator>Kalin </dc:creator>
    <meta:editing-duration>PT1H33M22S</meta:editing-duration>
    <meta:editing-cycles>3</meta:editing-cycles>
    <meta:generator>LibreOffice/3.5$Linux_X86_64 LibreOffice_project/350m1$Build-2</meta:generator>
    <meta:document-statistic meta:table-count="4" meta:cell-count="1645" meta:object-count="0"/>
  </office:meta>
</office:document-meta>
</file>